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8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711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1.318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0.954cm"/>
    </style:style>
    <style:style style:name="co9" style:family="table-column">
      <style:table-column-properties fo:break-before="auto" style:column-width="0.986cm"/>
    </style:style>
    <style:style style:name="co10" style:family="table-column">
      <style:table-column-properties fo:break-before="auto" style:column-width="1.046cm"/>
    </style:style>
    <style:style style:name="co11" style:family="table-column">
      <style:table-column-properties fo:break-before="auto" style:column-width="1.409cm"/>
    </style:style>
    <style:style style:name="co12" style:family="table-column">
      <style:table-column-properties fo:break-before="auto" style:column-width="2.044cm"/>
    </style:style>
    <style:style style:name="co13" style:family="table-column">
      <style:table-column-properties fo:break-before="auto" style:column-width="1.591cm"/>
    </style:style>
    <style:style style:name="co14" style:family="table-column">
      <style:table-column-properties fo:break-before="auto" style:column-width="2.134cm"/>
    </style:style>
    <style:style style:name="co15" style:family="table-column">
      <style:table-column-properties fo:break-before="auto" style:column-width="1.923cm"/>
    </style:style>
    <style:style style:name="co16" style:family="table-column">
      <style:table-column-properties fo:break-before="auto" style:column-width="1.499cm"/>
    </style:style>
    <style:style style:name="co17" style:family="table-column">
      <style:table-column-properties fo:break-before="auto" style:column-width="1.681cm"/>
    </style:style>
    <style:style style:name="co18" style:family="table-column">
      <style:table-column-properties fo:break-before="auto" style:column-width="0.773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1.469cm"/>
    </style:style>
    <style:style style:name="co21" style:family="table-column">
      <style:table-column-properties fo:break-before="auto" style:column-width="1.651cm"/>
    </style:style>
    <style:style style:name="co22" style:family="table-column">
      <style:table-column-properties fo:break-before="auto" style:column-width="1.166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1.621cm"/>
    </style:style>
    <style:style style:name="co25" style:family="table-column">
      <style:table-column-properties fo:break-before="auto" style:column-width="2.438cm"/>
    </style:style>
    <style:style style:name="co26" style:family="table-column">
      <style:table-column-properties fo:break-before="auto" style:column-width="2.983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0.988cm"/>
    </style:style>
    <style:style style:name="co29" style:family="table-column">
      <style:table-column-properties fo:break-before="auto" style:column-width="4.611cm"/>
    </style:style>
    <style:style style:name="co30" style:family="table-column">
      <style:table-column-properties fo:break-before="auto" style:column-width="5.343cm"/>
    </style:style>
    <style:style style:name="co31" style:family="table-column">
      <style:table-column-properties fo:break-before="auto" style:column-width="1.228cm"/>
    </style:style>
    <style:style style:name="co32" style:family="table-column">
      <style:table-column-properties fo:break-before="auto" style:column-width="1.439cm"/>
    </style:style>
    <style:style style:name="co33" style:family="table-column">
      <style:table-column-properties fo:break-before="auto" style:column-width="1.288cm"/>
    </style:style>
    <style:style style:name="co34" style:family="table-column">
      <style:table-column-properties fo:break-before="auto" style:column-width="2.514cm"/>
    </style:style>
    <style:style style:name="co35" style:family="table-column">
      <style:table-column-properties fo:break-before="auto" style:column-width="1.741cm"/>
    </style:style>
    <style:style style:name="co36" style:family="table-column">
      <style:table-column-properties fo:break-before="auto" style:column-width="0.743cm"/>
    </style:style>
    <style:style style:name="co37" style:family="table-column">
      <style:table-column-properties fo:break-before="auto" style:column-width="3.859cm"/>
    </style:style>
    <style:style style:name="co38" style:family="table-column">
      <style:table-column-properties fo:break-before="auto" style:column-width="4.101cm"/>
    </style:style>
    <style:style style:name="co39" style:family="table-column">
      <style:table-column-properties fo:break-before="auto" style:column-width="2.0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3" style:family="table-cell" style:parent-style-name="Default" style:data-style-name="N10"/>
    <style:style style:name="ce4" style:family="table-cell" style:parent-style-name="Default" style:data-style-name="N114"/>
    <style:style style:name="ce5" style:family="table-cell" style:parent-style-name="Default" style:data-style-name="N0"/>
    <style:style style:name="ce6" style:family="table-cell" style:parent-style-name="Default" style:data-style-name="N112"/>
    <style:style style:name="ce7" style:family="table-cell" style:parent-style-name="Default" style:data-style-name="N117"/>
    <style:style style:name="ce8" style:family="table-cell" style:parent-style-name="Default" style:data-style-name="N118"/>
    <style:style style:name="ce17" style:family="table-cell" style:parent-style-name="Default" style:data-style-name="N113"/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kills.K2">
          <table:error-message table:message-type="stop" table:display="true"/>
        </table:content-validation>
        <table:content-validation table:name="val2" table:condition="of:cell-content-is-in-list([$define.$B:$define.$B])" table:allow-empty-cell="true" table:display-list="unsorted" table:base-cell-address="skills.I2">
          <table:error-message table:message-type="stop" table:display="true"/>
        </table:content-validation>
        <table:content-validation table:name="val3" table:condition="of:cell-content-is-in-list([$define.$C:$define.$C])" table:allow-empty-cell="true" table:display-list="unsorted" table:base-cell-address="skills.K2">
          <table:error-message table:message-type="stop" table:display="true"/>
        </table:content-validation>
        <table:content-validation table:name="val4" table:condition="of:cell-content-is-in-list([$define.$A:$define.$A])" table:allow-empty-cell="true" table:display-list="unsorted" table:base-cell-address="skills.AA2">
          <table:error-message table:message-type="stop" table:display="true"/>
        </table:content-validation>
        <table:content-validation table:name="val5" table:condition="of:cell-content-is-in-list([$define.$A:$define.$A])" table:allow-empty-cell="true" table:display-list="unsorted" table:base-cell-address="skills.AC2">
          <table:error-message table:message-type="stop" table:display="true"/>
        </table:content-validation>
      </table:content-validations>
      <table:table table:name="test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AT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7673" calcext:value-type="float">
            <text:p>7673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-Engine</text:p>
          </table:table-cell>
          <table:table-cell/>
          <table:table-cell table:style-name="Default" office:value-type="float" office:value="684" calcext:value-type="float">
            <text:p>6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1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2</text:p>
          </table:table-cell>
          <table:table-cell/>
          <table:table-cell table:style-name="Default"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6" calcext:value-type="percentage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12" calcext:value-type="percentage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9" calcext:value-type="percentage">
            <text:p>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6</text:p>
          </table:table-cell>
          <table:table-cell/>
          <table:table-cell table:style-name="Default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iscTtl</text:p>
          </table:table-cell>
          <table:table-cell/>
          <table:table-cell table:style-name="Default" table:formula="of:=SUM([.C6];[.C8];[.C10];[.C12];[.C14];[.C16])" office:value-type="float" office:value="411" calcext:value-type="float">
            <text:p>4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SUM([.C5];[.C7];[.C9];[.C11];[.C13];[.C15];[.C17])" office:value-type="percentage" office:value="0.27" calcext:value-type="percentage">
            <text:p>27%</text:p>
          </table:table-cell>
          <table:table-cell table:number-columns-repeated="7"/>
          <table:table-cell table:style-name="ce2" office:value-type="percentage" office:value="0.0677" calcext:value-type="percentage">
            <text:p>6.77%</text:p>
          </table:table-cell>
          <table:table-cell table:style-name="ce2" table:formula="of:=63.23%" office:value-type="percentage" office:value="0.6323" calcext:value-type="percentage">
            <text:p>63.23%</text:p>
          </table:table-cell>
          <table:table-cell table:style-name="ce2" office:value-type="string" calcext:value-type="string">
            <text:p>@1lv</text:p>
          </table:table-cell>
          <table:table-cell table:style-name="ce2" table:formula="of:=30%" office:value-type="percentage" office:value="0.3" calcext:value-type="percentage">
            <text:p>30.00%</text:p>
          </table:table-cell>
          <table:table-cell office:value-type="string" calcext:value-type="string">
            <text:p>@1</text:p>
          </table:table-cell>
        </table:table-row>
        <table:table-row table:style-name="ro1">
          <table:table-cell table:number-columns-repeated="2"/>
          <table:table-cell table:style-name="Default" table:formula="of:=([.C3]+[.C4])*[.C20]" office:value-type="float" office:value="422.28" calcext:value-type="float">
            <text:p>422.28</text:p>
          </table:table-cell>
          <table:table-cell table:formula="of:=([.C3]+[.C4])*0.03" office:value-type="float" office:value="46.92" calcext:value-type="float">
            <text:p>46.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style-name="ce7" table:formula="of:=[.G21]/[.H21]" office:value-type="percentage" office:value="0.0673684210526316" calcext:value-type="percentage">
            <text:p>6.737%</text:p>
          </table:table-cell>
          <table:table-cell table:style-name="ce7" table:formula="of:=[.H21]/[.G21]" office:value-type="percentage" office:value="14.84375" calcext:value-type="percentage">
            <text:p>1484.375%</text:p>
          </table:table-cell>
          <table:table-cell table:style-name="ce8" table:formula="of:=[.H21]*[.$K$20]" office:value-type="float" office:value="32.1575" calcext:value-type="float">
            <text:p>32.158</text:p>
          </table:table-cell>
          <table:table-cell table:style-name="ce8" table:formula="of:=[.H21]*[.$L$20]" office:value-type="float" office:value="300.3425" calcext:value-type="float">
            <text:p>300.343</text:p>
          </table:table-cell>
          <table:table-cell table:style-name="ce8" table:formula="of:=[.L21]/60" office:value-type="float" office:value="5.00570833333333" calcext:value-type="float">
            <text:p>5.006</text:p>
          </table:table-cell>
          <table:table-cell table:style-name="ce8" table:formula="of:=[.H21]*[.$N$20]" office:value-type="float" office:value="142.5" calcext:value-type="float">
            <text:p>142.500</text:p>
          </table:table-cell>
          <table:table-cell table:style-name="ce8" table:formula="of:=[.N21]/5" office:value-type="float" office:value="28.5" calcext:value-type="float">
            <text:p>28.500</text:p>
          </table:table-cell>
        </table:table-row>
        <table:table-row table:style-name="ro1">
          <table:table-cell table:number-columns-repeated="2"/>
          <table:table-cell table:style-name="Default" table:formula="of:=([.C3]+[.C4])*(1+[.C20])+[.C19]" office:value-type="float" office:value="2397.28" calcext:value-type="float">
            <text:p>2397.2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style-name="ce7" table:formula="of:=[.G22]/[.H22]" office:value-type="percentage" office:value="0.0673400673400673" calcext:value-type="percentage">
            <text:p>6.734%</text:p>
          </table:table-cell>
          <table:table-cell table:style-name="ce7" table:formula="of:=[.H22]/[.G22]" office:value-type="percentage" office:value="14.85" calcext:value-type="percentage">
            <text:p>1485.000%</text:p>
          </table:table-cell>
          <table:table-cell table:style-name="ce8" table:formula="of:=[.H22]*[.$K$20]" office:value-type="float" office:value="40.2138" calcext:value-type="float">
            <text:p>40.214</text:p>
          </table:table-cell>
          <table:table-cell table:style-name="ce8" table:formula="of:=[.H22]*[.$L$20]" office:value-type="float" office:value="375.5862" calcext:value-type="float">
            <text:p>375.586</text:p>
          </table:table-cell>
          <table:table-cell table:style-name="ce8" table:formula="of:=[.L22]/60" office:value-type="float" office:value="6.25977" calcext:value-type="float">
            <text:p>6.260</text:p>
          </table:table-cell>
          <table:table-cell table:style-name="ce8" table:formula="of:=[.H22]*[.$N$20]" office:value-type="float" office:value="178.2" calcext:value-type="float">
            <text:p>178.200</text:p>
          </table:table-cell>
          <table:table-cell table:style-name="ce8" table:formula="of:=[.N22]/5" office:value-type="float" office:value="35.64" calcext:value-type="float">
            <text:p>35.640</text:p>
          </table:table-cell>
        </table:table-row>
        <table:table-row table:style-name="ro1">
          <table:table-cell table:number-columns-repeated="2"/>
          <table:table-cell table:style-name="Default" table:formula="of:=SUM([.C3];[.C4];[.C19];[.C21])" office:value-type="float" office:value="2397.28" calcext:value-type="float">
            <text:p>2397.2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style-name="ce7" table:formula="of:=[.G23]/[.H23]" office:value-type="percentage" office:value="0.0673076923076923" calcext:value-type="percentage">
            <text:p>6.731%</text:p>
          </table:table-cell>
          <table:table-cell table:style-name="ce7" table:formula="of:=[.H23]/[.G23]" office:value-type="percentage" office:value="14.8571428571429" calcext:value-type="percentage">
            <text:p>1485.714%</text:p>
          </table:table-cell>
          <table:table-cell table:style-name="ce8" table:formula="of:=[.H23]*[.$K$20]" office:value-type="float" office:value="42.2448" calcext:value-type="float">
            <text:p>42.245</text:p>
          </table:table-cell>
          <table:table-cell table:style-name="ce8" table:formula="of:=[.H23]*[.$L$20]" office:value-type="float" office:value="394.5552" calcext:value-type="float">
            <text:p>394.555</text:p>
          </table:table-cell>
          <table:table-cell table:style-name="ce8" table:formula="of:=[.L23]/60" office:value-type="float" office:value="6.57592" calcext:value-type="float">
            <text:p>6.576</text:p>
          </table:table-cell>
          <table:table-cell table:style-name="ce8" table:formula="of:=[.H23]*[.$N$20]" office:value-type="float" office:value="187.2" calcext:value-type="float">
            <text:p>187.200</text:p>
          </table:table-cell>
          <table:table-cell table:style-name="ce8" table:formula="of:=[.N23]/5" office:value-type="float" office:value="37.44" calcext:value-type="float">
            <text:p>37.4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style-name="ce7" table:formula="of:=[.G24]/[.H24]" office:value-type="percentage" office:value="0.0672514619883041" calcext:value-type="percentage">
            <text:p>6.725%</text:p>
          </table:table-cell>
          <table:table-cell table:style-name="ce7" table:formula="of:=[.H24]/[.G24]" office:value-type="percentage" office:value="14.8695652173913" calcext:value-type="percentage">
            <text:p>1486.957%</text:p>
          </table:table-cell>
          <table:table-cell table:style-name="ce8" table:formula="of:=[.H24]*[.$K$20]" office:value-type="float" office:value="46.3068" calcext:value-type="float">
            <text:p>46.307</text:p>
          </table:table-cell>
          <table:table-cell table:style-name="ce8" table:formula="of:=[.H24]*[.$L$20]" office:value-type="float" office:value="432.4932" calcext:value-type="float">
            <text:p>432.493</text:p>
          </table:table-cell>
          <table:table-cell table:style-name="ce8" table:formula="of:=[.L24]/60" office:value-type="float" office:value="7.20822" calcext:value-type="float">
            <text:p>7.208</text:p>
          </table:table-cell>
          <table:table-cell table:style-name="ce8" table:formula="of:=[.H24]*[.$N$20]" office:value-type="float" office:value="205.2" calcext:value-type="float">
            <text:p>205.200</text:p>
          </table:table-cell>
          <table:table-cell table:style-name="ce8" table:formula="of:=[.N24]/5" office:value-type="float" office:value="41.04" calcext:value-type="float">
            <text:p>41.0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style-name="ce7" table:formula="of:=[.G25]/[.H25]" office:value-type="percentage" office:value="0.0673211781206171" calcext:value-type="percentage">
            <text:p>6.732%</text:p>
          </table:table-cell>
          <table:table-cell table:style-name="ce7" table:formula="of:=[.H25]/[.G25]" office:value-type="percentage" office:value="14.8541666666667" calcext:value-type="percentage">
            <text:p>1485.417%</text:p>
          </table:table-cell>
          <table:table-cell table:style-name="ce8" table:formula="of:=[.H25]*[.$K$20]" office:value-type="float" office:value="48.2701" calcext:value-type="float">
            <text:p>48.270</text:p>
          </table:table-cell>
          <table:table-cell table:style-name="ce8" table:formula="of:=[.H25]*[.$L$20]" office:value-type="float" office:value="450.8299" calcext:value-type="float">
            <text:p>450.830</text:p>
          </table:table-cell>
          <table:table-cell table:style-name="ce8" table:formula="of:=[.L25]/60" office:value-type="float" office:value="7.51383166666667" calcext:value-type="float">
            <text:p>7.514</text:p>
          </table:table-cell>
          <table:table-cell table:style-name="ce8" table:formula="of:=[.H25]*[.$N$20]" office:value-type="float" office:value="213.9" calcext:value-type="float">
            <text:p>213.900</text:p>
          </table:table-cell>
          <table:table-cell table:style-name="ce8" table:formula="of:=[.N25]/5" office:value-type="float" office:value="42.78" calcext:value-type="float">
            <text:p>42.780</text:p>
          </table:table-cell>
        </table:table-row>
        <table:table-row table:style-name="ro1">
          <table:table-cell table:number-columns-repeated="2"/>
          <table:table-cell table:style-name="Default" table:formula="of:=2434.11-[.C22]" office:value-type="float" office:value="36.8300000000004" calcext:value-type="float">
            <text:p>36.830000000000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style-name="ce7" table:formula="of:=[.G26]/[.H26]" office:value-type="percentage" office:value="0.0672947510094213" calcext:value-type="percentage">
            <text:p>6.729%</text:p>
          </table:table-cell>
          <table:table-cell table:style-name="ce7" table:formula="of:=[.H26]/[.G26]" office:value-type="percentage" office:value="14.86" calcext:value-type="percentage">
            <text:p>1486.000%</text:p>
          </table:table-cell>
          <table:table-cell table:style-name="ce8" table:formula="of:=[.H26]*[.$K$20]" office:value-type="float" office:value="50.3011" calcext:value-type="float">
            <text:p>50.301</text:p>
          </table:table-cell>
          <table:table-cell table:style-name="ce8" table:formula="of:=[.H26]*[.$L$20]" office:value-type="float" office:value="469.7989" calcext:value-type="float">
            <text:p>469.799</text:p>
          </table:table-cell>
          <table:table-cell table:style-name="ce8" table:formula="of:=[.L26]/60" office:value-type="float" office:value="7.82998166666667" calcext:value-type="float">
            <text:p>7.830</text:p>
          </table:table-cell>
          <table:table-cell table:style-name="ce8" table:formula="of:=[.H26]*[.$N$20]" office:value-type="float" office:value="222.9" calcext:value-type="float">
            <text:p>222.900</text:p>
          </table:table-cell>
          <table:table-cell table:style-name="ce8" table:formula="of:=[.N26]/5" office:value-type="float" office:value="44.58" calcext:value-type="float">
            <text:p>44.58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7" table:formula="of:=AVERAGE([.I21:.I26])" office:value-type="percentage" office:value="0.0673139286364556" calcext:value-type="percentage">
            <text:p>6.731%</text:p>
          </table:table-cell>
          <table:table-cell table:style-name="ce7" table:formula="of:=AVERAGE([.J21:.J26])" office:value-type="percentage" office:value="14.8557707902001" calcext:value-type="percentage">
            <text:p>1485.577%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c</text:p>
          </table:table-cell>
          <table:table-cell table:style-name="Default" office:value-type="string" calcext:value-type="string">
            <text:p>implov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[.A31]*[.B32]" office:value-type="float" office:value="5.01312" calcext:value-type="float">
            <text:p>5.01</text:p>
          </table:table-cell>
          <table:table-cell table:style-name="ce1" table:formula="of:=[.A31]*[.C32]" office:value-type="float" office:value="28.608" calcext:value-type="float">
            <text:p>28.61</text:p>
          </table:table-cell>
          <table:table-cell office:value-type="float" office:value="5" calcext:value-type="float">
            <text:p>5</text:p>
          </table:table-cell>
          <table:table-cell table:style-name="ce1" table:formula="of:=[.A31]+([.B31]*60)+([.C31]*5)" office:value-type="float" office:value="475.8272" calcext:value-type="float">
            <text:p>475.83</text:p>
          </table:table-cell>
          <table:table-cell table:style-name="ce1" table:formula="of:=[.A31]*[.F32]" office:value-type="float" office:value="475.84" calcext:value-type="float">
            <text:p>475.8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percentage" office:value="0.15666" calcext:value-type="percentage">
            <text:p>15.67%</text:p>
          </table:table-cell>
          <table:table-cell table:style-name="ce2" office:value-type="percentage" office:value="0.894" calcext:value-type="percentage">
            <text:p>89.40%</text:p>
          </table:table-cell>
          <table:table-cell table:number-columns-repeated="2"/>
          <table:table-cell table:style-name="ce2" office:value-type="percentage" office:value="14.87" calcext:value-type="percentage">
            <text:p>1487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table:style-name="Default" office:value-type="string" calcext:value-type="string">
            <text:p>raw</text:p>
          </table:table-cell>
          <table:table-cell office:value-type="string" calcext:value-type="string">
            <text:p>rounddown</text:p>
          </table:table-cell>
          <table:table-cell/>
          <table:table-cell office:value-type="string" calcext:value-type="string">
            <text:p>inGame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$A$31]+[.$B$31]*[.$A34]+[.$C$31]*[.$B34]" office:value-type="float" office:value="32" calcext:value-type="float">
            <text:p>32.000</text:p>
          </table:table-cell>
          <table:table-cell table:formula="of:=ROUNDDOWN([.$A$31]+[.$B$31]*[.$A34]+[.$C$31]*[.$B34])"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table:formula="of:=[.F34]/[.$A$31]" office:value-type="percentage" office:value="0" calcext:value-type="percentage">
            <text:p>0.0%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$31]+[.$B$31]*[.$A35]+[.$C$31]*[.$B35]" office:value-type="float" office:value="37.01312" calcext:value-type="float">
            <text:p>37.013</text:p>
          </table:table-cell>
          <table:table-cell table:formula="of:=ROUNDDOWN([.$A$31]+[.$B$31]*[.$A35]+[.$C$31]*[.$B35])" office:value-type="float" office:value="37" calcext:value-type="float">
            <text:p>37</text:p>
          </table:table-cell>
          <table:table-cell table:style-name="ce5" table:formula="of:=&quot;+&quot;&amp;([.$D35]-[.$D34])" office:value-type="string" office:string-value="+5" calcext:value-type="string">
            <text:p>+5</text:p>
          </table:table-cell>
          <table:table-cell office:value-type="float" office:value="6" calcext:value-type="float">
            <text:p>6</text:p>
          </table:table-cell>
          <table:table-cell table:formula="of:=[.F35]-[.F34]" office:value-type="float" office:value="6" calcext:value-type="float">
            <text:p>6</text:p>
          </table:table-cell>
          <table:table-cell table:style-name="ce6" table:formula="of:=[.G35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ATK</text:p>
          </table:table-cell>
          <table:table-cell office:value-type="float" office:value="2856" calcext:value-type="float">
            <text:p>2856</text:p>
          </table:table-cell>
          <table:table-cell office:value-type="float" office:value="2781" calcext:value-type="float">
            <text:p>27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A$31]+[.$B$31]*[.$A36]+[.$C$31]*[.$B36]" office:value-type="float" office:value="42.02624" calcext:value-type="float">
            <text:p>42.026</text:p>
          </table:table-cell>
          <table:table-cell table:formula="of:=ROUNDDOWN([.$A$31]+[.$B$31]*[.$A36]+[.$C$31]*[.$B36])" office:value-type="float" office:value="42" calcext:value-type="float">
            <text:p>42</text:p>
          </table:table-cell>
          <table:table-cell table:formula="of:=&quot;+&quot;&amp;([.$D36]-[.$D35])" office:value-type="string" office:string-value="+5" calcext:value-type="string">
            <text:p>+5</text:p>
          </table:table-cell>
          <table:table-cell office:value-type="float" office:value="13" calcext:value-type="float">
            <text:p>13</text:p>
          </table:table-cell>
          <table:table-cell table:formula="of:=[.F36]-[.F35]" office:value-type="float" office:value="7" calcext:value-type="float">
            <text:p>7</text:p>
          </table:table-cell>
          <table:table-cell table:style-name="ce6" table:formula="of:=[.G36]/[.$A$31]" office:value-type="percentage" office:value="0.21875" calcext:value-type="percentage">
            <text:p>21.9%</text:p>
          </table:table-cell>
          <table:table-cell/>
          <table:table-cell office:value-type="string" calcext:value-type="string">
            <text:p>CRIT Rate</text:p>
          </table:table-cell>
          <table:table-cell office:value-type="float" office:value="68.2" calcext:value-type="float">
            <text:p>68.2</text:p>
          </table:table-cell>
          <table:table-cell office:value-type="float" office:value="75.4" calcext:value-type="float">
            <text:p>75.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A$31]+[.$B$31]*[.$A37]+[.$C$31]*[.$B37]" office:value-type="float" office:value="47.03936" calcext:value-type="float">
            <text:p>47.039</text:p>
          </table:table-cell>
          <table:table-cell table:formula="of:=ROUNDDOWN([.$A$31]+[.$B$31]*[.$A37]+[.$C$31]*[.$B37])" office:value-type="float" office:value="47" calcext:value-type="float">
            <text:p>47</text:p>
          </table:table-cell>
          <table:table-cell table:formula="of:=&quot;+&quot;&amp;([.$D37]-[.$D36])" office:value-type="string" office:string-value="+5" calcext:value-type="string">
            <text:p>+5</text:p>
          </table:table-cell>
          <table:table-cell office:value-type="float" office:value="19" calcext:value-type="float">
            <text:p>19</text:p>
          </table:table-cell>
          <table:table-cell table:formula="of:=[.F37]-[.F36]" office:value-type="float" office:value="6" calcext:value-type="float">
            <text:p>6</text:p>
          </table:table-cell>
          <table:table-cell table:style-name="ce6" table:formula="of:=[.G37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CRIT Dmg</text:p>
          </table:table-cell>
          <table:table-cell table:number-columns-repeated="2" office:value-type="float" office:value="104.4" calcext:value-type="float">
            <text:p>104.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A$31]+[.$B$31]*[.$A38]+[.$C$31]*[.$B38]" office:value-type="float" office:value="52.05248" calcext:value-type="float">
            <text:p>52.052</text:p>
          </table:table-cell>
          <table:table-cell table:formula="of:=ROUNDDOWN([.$A$31]+[.$B$31]*[.$A38]+[.$C$31]*[.$B38])" office:value-type="float" office:value="52" calcext:value-type="float">
            <text:p>52</text:p>
          </table:table-cell>
          <table:table-cell table:formula="of:=&quot;+&quot;&amp;([.$D38]-[.$D37])" office:value-type="string" office:string-value="+5" calcext:value-type="string">
            <text:p>+5</text:p>
          </table:table-cell>
          <table:table-cell office:value-type="float" office:value="26" calcext:value-type="float">
            <text:p>26</text:p>
          </table:table-cell>
          <table:table-cell table:formula="of:=[.F38]-[.F37]" office:value-type="float" office:value="7" calcext:value-type="float">
            <text:p>7</text:p>
          </table:table-cell>
          <table:table-cell table:style-name="ce6" table:formula="of:=[.G38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A$31]+[.$B$31]*[.$A39]+[.$C$31]*[.$B39]" office:value-type="float" office:value="57.0656" calcext:value-type="float">
            <text:p>57.066</text:p>
          </table:table-cell>
          <table:table-cell table:formula="of:=ROUNDDOWN([.$A$31]+[.$B$31]*[.$A39]+[.$C$31]*[.$B39])" office:value-type="float" office:value="57" calcext:value-type="float">
            <text:p>57</text:p>
          </table:table-cell>
          <table:table-cell table:formula="of:=&quot;+&quot;&amp;([.$D39]-[.$D38])" office:value-type="string" office:string-value="+5" calcext:value-type="string">
            <text:p>+5</text:p>
          </table:table-cell>
          <table:table-cell office:value-type="float" office:value="32" calcext:value-type="float">
            <text:p>32</text:p>
          </table:table-cell>
          <table:table-cell table:formula="of:=[.F39]-[.F38]" office:value-type="float" office:value="6" calcext:value-type="float">
            <text:p>6</text:p>
          </table:table-cell>
          <table:table-cell table:style-name="ce6" table:formula="of:=[.G39]/[.$A$31]" office:value-type="percentage" office:value="0.1875" calcext:value-type="percentage">
            <text:p>18.8%</text:p>
          </table:table-cell>
          <table:table-cell table:number-columns-repeated="2"/>
          <table:table-cell table:style-name="ce17" table:formula="of:=[.K35]*(1+([.K37]/100)*([.K36]/100))" office:value-type="float" office:value="4889.494848" calcext:value-type="float">
            <text:p>4889.5</text:p>
          </table:table-cell>
          <table:table-cell table:style-name="ce17" table:formula="of:=[.L35]*(1+([.L37]/100)*([.L36]/100))" office:value-type="float" office:value="4970.136456" calcext:value-type="float">
            <text:p>4970.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$A$31]+[.$B$31]*[.$A40]+[.$C$31]*[.$B40]" office:value-type="float" office:value="62.07872" calcext:value-type="float">
            <text:p>62.079</text:p>
          </table:table-cell>
          <table:table-cell table:formula="of:=ROUNDDOWN([.$A$31]+[.$B$31]*[.$A40]+[.$C$31]*[.$B40])" office:value-type="float" office:value="62" calcext:value-type="float">
            <text:p>62</text:p>
          </table:table-cell>
          <table:table-cell table:formula="of:=&quot;+&quot;&amp;([.$D40]-[.$D39])" office:value-type="string" office:string-value="+5" calcext:value-type="string">
            <text:p>+5</text:p>
          </table:table-cell>
          <table:table-cell office:value-type="float" office:value="39" calcext:value-type="float">
            <text:p>39</text:p>
          </table:table-cell>
          <table:table-cell table:formula="of:=[.F40]-[.F39]" office:value-type="float" office:value="7" calcext:value-type="float">
            <text:p>7</text:p>
          </table:table-cell>
          <table:table-cell table:style-name="ce6" table:formula="of:=[.G40]/[.$A$31]" office:value-type="percentage" office:value="0.21875" calcext:value-type="percentage">
            <text:p>21.9%</text:p>
          </table:table-cell>
          <table:table-cell table:number-columns-repeated="2"/>
          <table:table-cell table:style-name="ce17" table:formula="of:=[.K39]/[.K35]" office:value-type="float" office:value="1.712008" calcext:value-type="float">
            <text:p>1.7</text:p>
          </table:table-cell>
          <table:table-cell table:style-name="ce17" table:formula="of:=[.L39]/[.L35]" office:value-type="float" office:value="1.787176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A$31]+[.$B$31]*[.$A41]+[.$C$31]*[.$B41]" office:value-type="float" office:value="67.09184" calcext:value-type="float">
            <text:p>67.092</text:p>
          </table:table-cell>
          <table:table-cell table:formula="of:=ROUNDDOWN([.$A$31]+[.$B$31]*[.$A41]+[.$C$31]*[.$B41])" office:value-type="float" office:value="67" calcext:value-type="float">
            <text:p>67</text:p>
          </table:table-cell>
          <table:table-cell table:formula="of:=&quot;+&quot;&amp;([.$D41]-[.$D40])" office:value-type="string" office:string-value="+5" calcext:value-type="string">
            <text:p>+5</text:p>
          </table:table-cell>
          <table:table-cell office:value-type="float" office:value="46" calcext:value-type="float">
            <text:p>46</text:p>
          </table:table-cell>
          <table:table-cell table:formula="of:=[.F41]-[.F40]" office:value-type="float" office:value="7" calcext:value-type="float">
            <text:p>7</text:p>
          </table:table-cell>
          <table:table-cell table:style-name="ce6" table:formula="of:=[.G41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A$31]+[.$B$31]*[.$A42]+[.$C$31]*[.$B42]" office:value-type="float" office:value="72.10496" calcext:value-type="float">
            <text:p>72.105</text:p>
          </table:table-cell>
          <table:table-cell table:formula="of:=ROUNDDOWN([.$A$31]+[.$B$31]*[.$A42]+[.$C$31]*[.$B42])" office:value-type="float" office:value="72" calcext:value-type="float">
            <text:p>72</text:p>
          </table:table-cell>
          <table:table-cell table:formula="of:=&quot;+&quot;&amp;([.$D42]-[.$D41])" office:value-type="string" office:string-value="+5" calcext:value-type="string">
            <text:p>+5</text:p>
          </table:table-cell>
          <table:table-cell office:value-type="float" office:value="52" calcext:value-type="float">
            <text:p>52</text:p>
          </table:table-cell>
          <table:table-cell table:formula="of:=[.F42]-[.F41]" office:value-type="float" office:value="6" calcext:value-type="float">
            <text:p>6</text:p>
          </table:table-cell>
          <table:table-cell table:style-name="ce6" table:formula="of:=[.G42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$A$31]+[.$B$31]*[.$A43]+[.$C$31]*[.$B43]" office:value-type="float" office:value="77.11808" calcext:value-type="float">
            <text:p>77.118</text:p>
          </table:table-cell>
          <table:table-cell table:formula="of:=ROUNDDOWN([.$A$31]+[.$B$31]*[.$A43]+[.$C$31]*[.$B43])" office:value-type="float" office:value="77" calcext:value-type="float">
            <text:p>77</text:p>
          </table:table-cell>
          <table:table-cell table:formula="of:=&quot;+&quot;&amp;([.$D43]-[.$D42])" office:value-type="string" office:string-value="+5" calcext:value-type="string">
            <text:p>+5</text:p>
          </table:table-cell>
          <table:table-cell office:value-type="float" office:value="59" calcext:value-type="float">
            <text:p>59</text:p>
          </table:table-cell>
          <table:table-cell table:formula="of:=[.F43]-[.F42]" office:value-type="float" office:value="7" calcext:value-type="float">
            <text:p>7</text:p>
          </table:table-cell>
          <table:table-cell table:style-name="ce6" table:formula="of:=[.G43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A$31]+[.$B$31]*[.$A44]+[.$C$31]*[.$B44]" office:value-type="float" office:value="82.1312" calcext:value-type="float">
            <text:p>82.131</text:p>
          </table:table-cell>
          <table:table-cell table:formula="of:=ROUNDDOWN([.$A$31]+[.$B$31]*[.$A44]+[.$C$31]*[.$B44])" office:value-type="float" office:value="82" calcext:value-type="float">
            <text:p>82</text:p>
          </table:table-cell>
          <table:table-cell table:formula="of:=&quot;+&quot;&amp;([.$D44]-[.$D43])" office:value-type="string" office:string-value="+5" calcext:value-type="string">
            <text:p>+5</text:p>
          </table:table-cell>
          <table:table-cell office:value-type="float" office:value="65" calcext:value-type="float">
            <text:p>65</text:p>
          </table:table-cell>
          <table:table-cell table:formula="of:=[.F44]-[.F43]" office:value-type="float" office:value="6" calcext:value-type="float">
            <text:p>6</text:p>
          </table:table-cell>
          <table:table-cell table:style-name="ce6" table:formula="of:=[.G44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A$31]+[.$B$31]*[.$A45]+[.$C$31]*[.$B45]" office:value-type="float" office:value="110.7392" calcext:value-type="float">
            <text:p>110.739</text:p>
          </table:table-cell>
          <table:table-cell table:formula="of:=ROUNDDOWN([.$A$31]+[.$B$31]*[.$A45]+[.$C$31]*[.$B45])" office:value-type="float" office:value="110" calcext:value-type="float">
            <text:p>110</text:p>
          </table:table-cell>
          <table:table-cell table:formula="of:=&quot;+&quot;&amp;([.$D45]-[.$D44])" office:value-type="string" office:string-value="+28" calcext:value-type="string">
            <text:p>+28</text:p>
          </table:table-cell>
          <table:table-cell/>
          <table:table-cell table:style-name="ce6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A$31]+[.$B$31]*[.$A46]+[.$C$31]*[.$B46]" office:value-type="float" office:value="115.75232" calcext:value-type="float">
            <text:p>115.752</text:p>
          </table:table-cell>
          <table:table-cell table:formula="of:=ROUNDDOWN([.$A$31]+[.$B$31]*[.$A46]+[.$C$31]*[.$B46])" office:value-type="float" office:value="115" calcext:value-type="float">
            <text:p>115</text:p>
          </table:table-cell>
          <table:table-cell table:formula="of:=&quot;+&quot;&amp;([.$D46]-[.$D4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A$31]+[.$B$31]*[.$A47]+[.$C$31]*[.$B47]" office:value-type="float" office:value="120.76544" calcext:value-type="float">
            <text:p>120.765</text:p>
          </table:table-cell>
          <table:table-cell table:formula="of:=ROUNDDOWN([.$A$31]+[.$B$31]*[.$A47]+[.$C$31]*[.$B47])" office:value-type="float" office:value="120" calcext:value-type="float">
            <text:p>120</text:p>
          </table:table-cell>
          <table:table-cell table:formula="of:=&quot;+&quot;&amp;([.$D47]-[.$D4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$A$31]+[.$B$31]*[.$A48]+[.$C$31]*[.$B48]" office:value-type="float" office:value="125.77856" calcext:value-type="float">
            <text:p>125.779</text:p>
          </table:table-cell>
          <table:table-cell table:formula="of:=ROUNDDOWN([.$A$31]+[.$B$31]*[.$A48]+[.$C$31]*[.$B48])" office:value-type="float" office:value="125" calcext:value-type="float">
            <text:p>125</text:p>
          </table:table-cell>
          <table:table-cell table:formula="of:=&quot;+&quot;&amp;([.$D48]-[.$D4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$A$31]+[.$B$31]*[.$A49]+[.$C$31]*[.$B49]" office:value-type="float" office:value="130.79168" calcext:value-type="float">
            <text:p>130.792</text:p>
          </table:table-cell>
          <table:table-cell table:formula="of:=ROUNDDOWN([.$A$31]+[.$B$31]*[.$A49]+[.$C$31]*[.$B49])" office:value-type="float" office:value="130" calcext:value-type="float">
            <text:p>130</text:p>
          </table:table-cell>
          <table:table-cell table:formula="of:=&quot;+&quot;&amp;([.$D49]-[.$D4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A$31]+[.$B$31]*[.$A50]+[.$C$31]*[.$B50]" office:value-type="float" office:value="135.8048" calcext:value-type="float">
            <text:p>135.805</text:p>
          </table:table-cell>
          <table:table-cell table:formula="of:=ROUNDDOWN([.$A$31]+[.$B$31]*[.$A50]+[.$C$31]*[.$B50])" office:value-type="float" office:value="135" calcext:value-type="float">
            <text:p>135</text:p>
          </table:table-cell>
          <table:table-cell table:formula="of:=&quot;+&quot;&amp;([.$D50]-[.$D4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$A$31]+[.$B$31]*[.$A51]+[.$C$31]*[.$B51]" office:value-type="float" office:value="140.81792" calcext:value-type="float">
            <text:p>140.818</text:p>
          </table:table-cell>
          <table:table-cell table:formula="of:=ROUNDDOWN([.$A$31]+[.$B$31]*[.$A51]+[.$C$31]*[.$B51])" office:value-type="float" office:value="140" calcext:value-type="float">
            <text:p>140</text:p>
          </table:table-cell>
          <table:table-cell table:formula="of:=&quot;+&quot;&amp;([.$D51]-[.$D5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$A$31]+[.$B$31]*[.$A52]+[.$C$31]*[.$B52]" office:value-type="float" office:value="145.83104" calcext:value-type="float">
            <text:p>145.831</text:p>
          </table:table-cell>
          <table:table-cell table:formula="of:=ROUNDDOWN([.$A$31]+[.$B$31]*[.$A52]+[.$C$31]*[.$B52])" office:value-type="float" office:value="145" calcext:value-type="float">
            <text:p>145</text:p>
          </table:table-cell>
          <table:table-cell table:formula="of:=&quot;+&quot;&amp;([.$D52]-[.$D5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$A$31]+[.$B$31]*[.$A53]+[.$C$31]*[.$B53]" office:value-type="float" office:value="150.84416" calcext:value-type="float">
            <text:p>150.844</text:p>
          </table:table-cell>
          <table:table-cell table:formula="of:=ROUNDDOWN([.$A$31]+[.$B$31]*[.$A53]+[.$C$31]*[.$B53])" office:value-type="float" office:value="150" calcext:value-type="float">
            <text:p>150</text:p>
          </table:table-cell>
          <table:table-cell table:formula="of:=&quot;+&quot;&amp;([.$D53]-[.$D5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$A$31]+[.$B$31]*[.$A54]+[.$C$31]*[.$B54]" office:value-type="float" office:value="155.85728" calcext:value-type="float">
            <text:p>155.857</text:p>
          </table:table-cell>
          <table:table-cell table:formula="of:=ROUNDDOWN([.$A$31]+[.$B$31]*[.$A54]+[.$C$31]*[.$B54])" office:value-type="float" office:value="155" calcext:value-type="float">
            <text:p>155</text:p>
          </table:table-cell>
          <table:table-cell table:formula="of:=&quot;+&quot;&amp;([.$D54]-[.$D5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$A$31]+[.$B$31]*[.$A55]+[.$C$31]*[.$B55]" office:value-type="float" office:value="160.8704" calcext:value-type="float">
            <text:p>160.870</text:p>
          </table:table-cell>
          <table:table-cell table:formula="of:=ROUNDDOWN([.$A$31]+[.$B$31]*[.$A55]+[.$C$31]*[.$B55])" office:value-type="float" office:value="160" calcext:value-type="float">
            <text:p>160</text:p>
          </table:table-cell>
          <table:table-cell table:formula="of:=&quot;+&quot;&amp;([.$D55]-[.$D5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$A$31]+[.$B$31]*[.$A56]+[.$C$31]*[.$B56]" office:value-type="float" office:value="189.4784" calcext:value-type="float">
            <text:p>189.478</text:p>
          </table:table-cell>
          <table:table-cell table:formula="of:=ROUNDDOWN([.$A$31]+[.$B$31]*[.$A56]+[.$C$31]*[.$B56])" office:value-type="float" office:value="189" calcext:value-type="float">
            <text:p>189</text:p>
          </table:table-cell>
          <table:table-cell table:formula="of:=&quot;+&quot;&amp;([.$D56]-[.$D55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$A$31]+[.$B$31]*[.$A57]+[.$C$31]*[.$B57]" office:value-type="float" office:value="194.49152" calcext:value-type="float">
            <text:p>194.492</text:p>
          </table:table-cell>
          <table:table-cell table:formula="of:=ROUNDDOWN([.$A$31]+[.$B$31]*[.$A57]+[.$C$31]*[.$B57])" office:value-type="float" office:value="194" calcext:value-type="float">
            <text:p>194</text:p>
          </table:table-cell>
          <table:table-cell table:formula="of:=&quot;+&quot;&amp;([.$D57]-[.$D5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$A$31]+[.$B$31]*[.$A58]+[.$C$31]*[.$B58]" office:value-type="float" office:value="199.50464" calcext:value-type="float">
            <text:p>199.505</text:p>
          </table:table-cell>
          <table:table-cell table:formula="of:=ROUNDDOWN([.$A$31]+[.$B$31]*[.$A58]+[.$C$31]*[.$B58])" office:value-type="float" office:value="199" calcext:value-type="float">
            <text:p>199</text:p>
          </table:table-cell>
          <table:table-cell table:formula="of:=&quot;+&quot;&amp;([.$D58]-[.$D5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$A$31]+[.$B$31]*[.$A59]+[.$C$31]*[.$B59]" office:value-type="float" office:value="204.51776" calcext:value-type="float">
            <text:p>204.518</text:p>
          </table:table-cell>
          <table:table-cell table:formula="of:=ROUNDDOWN([.$A$31]+[.$B$31]*[.$A59]+[.$C$31]*[.$B59])" office:value-type="float" office:value="204" calcext:value-type="float">
            <text:p>204</text:p>
          </table:table-cell>
          <table:table-cell table:formula="of:=&quot;+&quot;&amp;([.$D59]-[.$D5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$A$31]+[.$B$31]*[.$A60]+[.$C$31]*[.$B60]" office:value-type="float" office:value="209.53088" calcext:value-type="float">
            <text:p>209.531</text:p>
          </table:table-cell>
          <table:table-cell table:formula="of:=ROUNDDOWN([.$A$31]+[.$B$31]*[.$A60]+[.$C$31]*[.$B60])" office:value-type="float" office:value="209" calcext:value-type="float">
            <text:p>209</text:p>
          </table:table-cell>
          <table:table-cell table:formula="of:=&quot;+&quot;&amp;([.$D60]-[.$D5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$A$31]+[.$B$31]*[.$A61]+[.$C$31]*[.$B61]" office:value-type="float" office:value="214.544" calcext:value-type="float">
            <text:p>214.544</text:p>
          </table:table-cell>
          <table:table-cell table:formula="of:=ROUNDDOWN([.$A$31]+[.$B$31]*[.$A61]+[.$C$31]*[.$B61])" office:value-type="float" office:value="214" calcext:value-type="float">
            <text:p>214</text:p>
          </table:table-cell>
          <table:table-cell table:formula="of:=&quot;+&quot;&amp;([.$D61]-[.$D6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$A$31]+[.$B$31]*[.$A62]+[.$C$31]*[.$B62]" office:value-type="float" office:value="219.55712" calcext:value-type="float">
            <text:p>219.557</text:p>
          </table:table-cell>
          <table:table-cell table:formula="of:=ROUNDDOWN([.$A$31]+[.$B$31]*[.$A62]+[.$C$31]*[.$B62])" office:value-type="float" office:value="219" calcext:value-type="float">
            <text:p>219</text:p>
          </table:table-cell>
          <table:table-cell table:formula="of:=&quot;+&quot;&amp;([.$D62]-[.$D6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$A$31]+[.$B$31]*[.$A63]+[.$C$31]*[.$B63]" office:value-type="float" office:value="224.57024" calcext:value-type="float">
            <text:p>224.570</text:p>
          </table:table-cell>
          <table:table-cell table:formula="of:=ROUNDDOWN([.$A$31]+[.$B$31]*[.$A63]+[.$C$31]*[.$B63])" office:value-type="float" office:value="224" calcext:value-type="float">
            <text:p>224</text:p>
          </table:table-cell>
          <table:table-cell table:formula="of:=&quot;+&quot;&amp;([.$D63]-[.$D6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$A$31]+[.$B$31]*[.$A64]+[.$C$31]*[.$B64]" office:value-type="float" office:value="229.58336" calcext:value-type="float">
            <text:p>229.583</text:p>
          </table:table-cell>
          <table:table-cell table:formula="of:=ROUNDDOWN([.$A$31]+[.$B$31]*[.$A64]+[.$C$31]*[.$B64])" office:value-type="float" office:value="229" calcext:value-type="float">
            <text:p>229</text:p>
          </table:table-cell>
          <table:table-cell table:formula="of:=&quot;+&quot;&amp;([.$D64]-[.$D6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$A$31]+[.$B$31]*[.$A65]+[.$C$31]*[.$B65]" office:value-type="float" office:value="234.59648" calcext:value-type="float">
            <text:p>234.596</text:p>
          </table:table-cell>
          <table:table-cell table:formula="of:=ROUNDDOWN([.$A$31]+[.$B$31]*[.$A65]+[.$C$31]*[.$B65])" office:value-type="float" office:value="234" calcext:value-type="float">
            <text:p>234</text:p>
          </table:table-cell>
          <table:table-cell table:formula="of:=&quot;+&quot;&amp;([.$D65]-[.$D6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$A$31]+[.$B$31]*[.$A66]+[.$C$31]*[.$B66]" office:value-type="float" office:value="239.6096" calcext:value-type="float">
            <text:p>239.610</text:p>
          </table:table-cell>
          <table:table-cell table:formula="of:=ROUNDDOWN([.$A$31]+[.$B$31]*[.$A66]+[.$C$31]*[.$B66])" office:value-type="float" office:value="239" calcext:value-type="float">
            <text:p>239</text:p>
          </table:table-cell>
          <table:table-cell table:formula="of:=&quot;+&quot;&amp;([.$D66]-[.$D6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$A$31]+[.$B$31]*[.$A67]+[.$C$31]*[.$B67]" office:value-type="float" office:value="268.2176" calcext:value-type="float">
            <text:p>268.218</text:p>
          </table:table-cell>
          <table:table-cell table:formula="of:=ROUNDDOWN([.$A$31]+[.$B$31]*[.$A67]+[.$C$31]*[.$B67])" office:value-type="float" office:value="268" calcext:value-type="float">
            <text:p>268</text:p>
          </table:table-cell>
          <table:table-cell table:formula="of:=&quot;+&quot;&amp;([.$D67]-[.$D66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$A$31]+[.$B$31]*[.$A68]+[.$C$31]*[.$B68]" office:value-type="float" office:value="273.23072" calcext:value-type="float">
            <text:p>273.231</text:p>
          </table:table-cell>
          <table:table-cell table:formula="of:=ROUNDDOWN([.$A$31]+[.$B$31]*[.$A68]+[.$C$31]*[.$B68])" office:value-type="float" office:value="273" calcext:value-type="float">
            <text:p>273</text:p>
          </table:table-cell>
          <table:table-cell table:formula="of:=&quot;+&quot;&amp;([.$D68]-[.$D6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$A$31]+[.$B$31]*[.$A69]+[.$C$31]*[.$B69]" office:value-type="float" office:value="278.24384" calcext:value-type="float">
            <text:p>278.244</text:p>
          </table:table-cell>
          <table:table-cell table:formula="of:=ROUNDDOWN([.$A$31]+[.$B$31]*[.$A69]+[.$C$31]*[.$B69])" office:value-type="float" office:value="278" calcext:value-type="float">
            <text:p>278</text:p>
          </table:table-cell>
          <table:table-cell table:formula="of:=&quot;+&quot;&amp;([.$D69]-[.$D6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$A$31]+[.$B$31]*[.$A70]+[.$C$31]*[.$B70]" office:value-type="float" office:value="283.25696" calcext:value-type="float">
            <text:p>283.257</text:p>
          </table:table-cell>
          <table:table-cell table:formula="of:=ROUNDDOWN([.$A$31]+[.$B$31]*[.$A70]+[.$C$31]*[.$B70])" office:value-type="float" office:value="283" calcext:value-type="float">
            <text:p>283</text:p>
          </table:table-cell>
          <table:table-cell table:formula="of:=&quot;+&quot;&amp;([.$D70]-[.$D6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$A$31]+[.$B$31]*[.$A71]+[.$C$31]*[.$B71]" office:value-type="float" office:value="288.27008" calcext:value-type="float">
            <text:p>288.270</text:p>
          </table:table-cell>
          <table:table-cell table:formula="of:=ROUNDDOWN([.$A$31]+[.$B$31]*[.$A71]+[.$C$31]*[.$B71])" office:value-type="float" office:value="288" calcext:value-type="float">
            <text:p>288</text:p>
          </table:table-cell>
          <table:table-cell table:formula="of:=&quot;+&quot;&amp;([.$D71]-[.$D7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$A$31]+[.$B$31]*[.$A72]+[.$C$31]*[.$B72]" office:value-type="float" office:value="293.2832" calcext:value-type="float">
            <text:p>293.283</text:p>
          </table:table-cell>
          <table:table-cell table:formula="of:=ROUNDDOWN([.$A$31]+[.$B$31]*[.$A72]+[.$C$31]*[.$B72])" office:value-type="float" office:value="293" calcext:value-type="float">
            <text:p>293</text:p>
          </table:table-cell>
          <table:table-cell table:formula="of:=&quot;+&quot;&amp;([.$D72]-[.$D7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$A$31]+[.$B$31]*[.$A73]+[.$C$31]*[.$B73]" office:value-type="float" office:value="298.29632" calcext:value-type="float">
            <text:p>298.296</text:p>
          </table:table-cell>
          <table:table-cell table:formula="of:=ROUNDDOWN([.$A$31]+[.$B$31]*[.$A73]+[.$C$31]*[.$B73])" office:value-type="float" office:value="298" calcext:value-type="float">
            <text:p>298</text:p>
          </table:table-cell>
          <table:table-cell table:formula="of:=&quot;+&quot;&amp;([.$D73]-[.$D7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$A$31]+[.$B$31]*[.$A74]+[.$C$31]*[.$B74]" office:value-type="float" office:value="303.30944" calcext:value-type="float">
            <text:p>303.309</text:p>
          </table:table-cell>
          <table:table-cell table:formula="of:=ROUNDDOWN([.$A$31]+[.$B$31]*[.$A74]+[.$C$31]*[.$B74])" office:value-type="float" office:value="303" calcext:value-type="float">
            <text:p>303</text:p>
          </table:table-cell>
          <table:table-cell table:formula="of:=&quot;+&quot;&amp;([.$D74]-[.$D7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$A$31]+[.$B$31]*[.$A75]+[.$C$31]*[.$B75]" office:value-type="float" office:value="308.32256" calcext:value-type="float">
            <text:p>308.323</text:p>
          </table:table-cell>
          <table:table-cell table:formula="of:=ROUNDDOWN([.$A$31]+[.$B$31]*[.$A75]+[.$C$31]*[.$B75])" office:value-type="float" office:value="308" calcext:value-type="float">
            <text:p>308</text:p>
          </table:table-cell>
          <table:table-cell table:formula="of:=&quot;+&quot;&amp;([.$D75]-[.$D7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$A$31]+[.$B$31]*[.$A76]+[.$C$31]*[.$B76]" office:value-type="float" office:value="313.33568" calcext:value-type="float">
            <text:p>313.336</text:p>
          </table:table-cell>
          <table:table-cell table:formula="of:=ROUNDDOWN([.$A$31]+[.$B$31]*[.$A76]+[.$C$31]*[.$B76])" office:value-type="float" office:value="313" calcext:value-type="float">
            <text:p>313</text:p>
          </table:table-cell>
          <table:table-cell table:formula="of:=&quot;+&quot;&amp;([.$D76]-[.$D7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$A$31]+[.$B$31]*[.$A77]+[.$C$31]*[.$B77]" office:value-type="float" office:value="318.3488" calcext:value-type="float">
            <text:p>318.349</text:p>
          </table:table-cell>
          <table:table-cell table:formula="of:=ROUNDDOWN([.$A$31]+[.$B$31]*[.$A77]+[.$C$31]*[.$B77])" office:value-type="float" office:value="318" calcext:value-type="float">
            <text:p>318</text:p>
          </table:table-cell>
          <table:table-cell table:formula="of:=&quot;+&quot;&amp;([.$D77]-[.$D7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$A$31]+[.$B$31]*[.$A78]+[.$C$31]*[.$B78]" office:value-type="float" office:value="346.9568" calcext:value-type="float">
            <text:p>346.957</text:p>
          </table:table-cell>
          <table:table-cell table:formula="of:=ROUNDDOWN([.$A$31]+[.$B$31]*[.$A78]+[.$C$31]*[.$B78])" office:value-type="float" office:value="346" calcext:value-type="float">
            <text:p>346</text:p>
          </table:table-cell>
          <table:table-cell table:formula="of:=&quot;+&quot;&amp;([.$D78]-[.$D77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$A$31]+[.$B$31]*[.$A79]+[.$C$31]*[.$B79]" office:value-type="float" office:value="351.96992" calcext:value-type="float">
            <text:p>351.970</text:p>
          </table:table-cell>
          <table:table-cell table:formula="of:=ROUNDDOWN([.$A$31]+[.$B$31]*[.$A79]+[.$C$31]*[.$B79])" office:value-type="float" office:value="351" calcext:value-type="float">
            <text:p>351</text:p>
          </table:table-cell>
          <table:table-cell table:formula="of:=&quot;+&quot;&amp;([.$D79]-[.$D7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$A$31]+[.$B$31]*[.$A80]+[.$C$31]*[.$B80]" office:value-type="float" office:value="356.98304" calcext:value-type="float">
            <text:p>356.983</text:p>
          </table:table-cell>
          <table:table-cell table:formula="of:=ROUNDDOWN([.$A$31]+[.$B$31]*[.$A80]+[.$C$31]*[.$B80])" office:value-type="float" office:value="356" calcext:value-type="float">
            <text:p>356</text:p>
          </table:table-cell>
          <table:table-cell table:formula="of:=&quot;+&quot;&amp;([.$D80]-[.$D7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$A$31]+[.$B$31]*[.$A81]+[.$C$31]*[.$B81]" office:value-type="float" office:value="361.99616" calcext:value-type="float">
            <text:p>361.996</text:p>
          </table:table-cell>
          <table:table-cell table:formula="of:=ROUNDDOWN([.$A$31]+[.$B$31]*[.$A81]+[.$C$31]*[.$B81])" office:value-type="float" office:value="361" calcext:value-type="float">
            <text:p>361</text:p>
          </table:table-cell>
          <table:table-cell table:formula="of:=&quot;+&quot;&amp;([.$D81]-[.$D8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$A$31]+[.$B$31]*[.$A82]+[.$C$31]*[.$B82]" office:value-type="float" office:value="367.00928" calcext:value-type="float">
            <text:p>367.009</text:p>
          </table:table-cell>
          <table:table-cell table:formula="of:=ROUNDDOWN([.$A$31]+[.$B$31]*[.$A82]+[.$C$31]*[.$B82])" office:value-type="float" office:value="367" calcext:value-type="float">
            <text:p>367</text:p>
          </table:table-cell>
          <table:table-cell table:formula="of:=&quot;+&quot;&amp;([.$D82]-[.$D81])" office:value-type="string" office:string-value="+6" calcext:value-type="string">
            <text:p>+6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$A$31]+[.$B$31]*[.$A83]+[.$C$31]*[.$B83]" office:value-type="float" office:value="372.0224" calcext:value-type="float">
            <text:p>372.022</text:p>
          </table:table-cell>
          <table:table-cell table:formula="of:=ROUNDDOWN([.$A$31]+[.$B$31]*[.$A83]+[.$C$31]*[.$B83])" office:value-type="float" office:value="372" calcext:value-type="float">
            <text:p>372</text:p>
          </table:table-cell>
          <table:table-cell table:formula="of:=&quot;+&quot;&amp;([.$D83]-[.$D8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$A$31]+[.$B$31]*[.$A84]+[.$C$31]*[.$B84]" office:value-type="float" office:value="377.03552" calcext:value-type="float">
            <text:p>377.036</text:p>
          </table:table-cell>
          <table:table-cell table:formula="of:=ROUNDDOWN([.$A$31]+[.$B$31]*[.$A84]+[.$C$31]*[.$B84])" office:value-type="float" office:value="377" calcext:value-type="float">
            <text:p>377</text:p>
          </table:table-cell>
          <table:table-cell table:formula="of:=&quot;+&quot;&amp;([.$D84]-[.$D8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$A$31]+[.$B$31]*[.$A85]+[.$C$31]*[.$B85]" office:value-type="float" office:value="382.04864" calcext:value-type="float">
            <text:p>382.049</text:p>
          </table:table-cell>
          <table:table-cell table:formula="of:=ROUNDDOWN([.$A$31]+[.$B$31]*[.$A85]+[.$C$31]*[.$B85])" office:value-type="float" office:value="382" calcext:value-type="float">
            <text:p>382</text:p>
          </table:table-cell>
          <table:table-cell table:formula="of:=&quot;+&quot;&amp;([.$D85]-[.$D8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$A$31]+[.$B$31]*[.$A86]+[.$C$31]*[.$B86]" office:value-type="float" office:value="387.06176" calcext:value-type="float">
            <text:p>387.062</text:p>
          </table:table-cell>
          <table:table-cell table:formula="of:=ROUNDDOWN([.$A$31]+[.$B$31]*[.$A86]+[.$C$31]*[.$B86])" office:value-type="float" office:value="387" calcext:value-type="float">
            <text:p>387</text:p>
          </table:table-cell>
          <table:table-cell table:formula="of:=&quot;+&quot;&amp;([.$D86]-[.$D8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$A$31]+[.$B$31]*[.$A87]+[.$C$31]*[.$B87]" office:value-type="float" office:value="392.07488" calcext:value-type="float">
            <text:p>392.075</text:p>
          </table:table-cell>
          <table:table-cell table:formula="of:=ROUNDDOWN([.$A$31]+[.$B$31]*[.$A87]+[.$C$31]*[.$B87])" office:value-type="float" office:value="392" calcext:value-type="float">
            <text:p>392</text:p>
          </table:table-cell>
          <table:table-cell table:formula="of:=&quot;+&quot;&amp;([.$D87]-[.$D8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$A$31]+[.$B$31]*[.$A88]+[.$C$31]*[.$B88]" office:value-type="float" office:value="397.088" calcext:value-type="float">
            <text:p>397.088</text:p>
          </table:table-cell>
          <table:table-cell table:formula="of:=ROUNDDOWN([.$A$31]+[.$B$31]*[.$A88]+[.$C$31]*[.$B88])" office:value-type="float" office:value="397" calcext:value-type="float">
            <text:p>397</text:p>
          </table:table-cell>
          <table:table-cell table:formula="of:=&quot;+&quot;&amp;([.$D88]-[.$D8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$A$31]+[.$B$31]*[.$A89]+[.$C$31]*[.$B89]" office:value-type="float" office:value="425.696" calcext:value-type="float">
            <text:p>425.696</text:p>
          </table:table-cell>
          <table:table-cell table:formula="of:=ROUNDDOWN([.$A$31]+[.$B$31]*[.$A89]+[.$C$31]*[.$B89])" office:value-type="float" office:value="425" calcext:value-type="float">
            <text:p>425</text:p>
          </table:table-cell>
          <table:table-cell table:formula="of:=&quot;+&quot;&amp;([.$D89]-[.$D88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$A$31]+[.$B$31]*[.$A90]+[.$C$31]*[.$B90]" office:value-type="float" office:value="430.70912" calcext:value-type="float">
            <text:p>430.709</text:p>
          </table:table-cell>
          <table:table-cell table:formula="of:=ROUNDDOWN([.$A$31]+[.$B$31]*[.$A90]+[.$C$31]*[.$B90])" office:value-type="float" office:value="430" calcext:value-type="float">
            <text:p>430</text:p>
          </table:table-cell>
          <table:table-cell table:formula="of:=&quot;+&quot;&amp;([.$D90]-[.$D8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$A$31]+[.$B$31]*[.$A91]+[.$C$31]*[.$B91]" office:value-type="float" office:value="435.72224" calcext:value-type="float">
            <text:p>435.722</text:p>
          </table:table-cell>
          <table:table-cell table:formula="of:=ROUNDDOWN([.$A$31]+[.$B$31]*[.$A91]+[.$C$31]*[.$B91])" office:value-type="float" office:value="435" calcext:value-type="float">
            <text:p>435</text:p>
          </table:table-cell>
          <table:table-cell table:formula="of:=&quot;+&quot;&amp;([.$D91]-[.$D9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$A$31]+[.$B$31]*[.$A92]+[.$C$31]*[.$B92]" office:value-type="float" office:value="440.73536" calcext:value-type="float">
            <text:p>440.735</text:p>
          </table:table-cell>
          <table:table-cell table:formula="of:=ROUNDDOWN([.$A$31]+[.$B$31]*[.$A92]+[.$C$31]*[.$B92])" office:value-type="float" office:value="440" calcext:value-type="float">
            <text:p>440</text:p>
          </table:table-cell>
          <table:table-cell table:formula="of:=&quot;+&quot;&amp;([.$D92]-[.$D9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$A$31]+[.$B$31]*[.$A93]+[.$C$31]*[.$B93]" office:value-type="float" office:value="445.74848" calcext:value-type="float">
            <text:p>445.748</text:p>
          </table:table-cell>
          <table:table-cell table:formula="of:=ROUNDDOWN([.$A$31]+[.$B$31]*[.$A93]+[.$C$31]*[.$B93])" office:value-type="float" office:value="445" calcext:value-type="float">
            <text:p>445</text:p>
          </table:table-cell>
          <table:table-cell table:formula="of:=&quot;+&quot;&amp;([.$D93]-[.$D9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$A$31]+[.$B$31]*[.$A94]+[.$C$31]*[.$B94]" office:value-type="float" office:value="450.7616" calcext:value-type="float">
            <text:p>450.762</text:p>
          </table:table-cell>
          <table:table-cell table:formula="of:=ROUNDDOWN([.$A$31]+[.$B$31]*[.$A94]+[.$C$31]*[.$B94])" office:value-type="float" office:value="450" calcext:value-type="float">
            <text:p>450</text:p>
          </table:table-cell>
          <table:table-cell table:formula="of:=&quot;+&quot;&amp;([.$D94]-[.$D9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$A$31]+[.$B$31]*[.$A95]+[.$C$31]*[.$B95]" office:value-type="float" office:value="455.77472" calcext:value-type="float">
            <text:p>455.775</text:p>
          </table:table-cell>
          <table:table-cell table:formula="of:=ROUNDDOWN([.$A$31]+[.$B$31]*[.$A95]+[.$C$31]*[.$B95])" office:value-type="float" office:value="455" calcext:value-type="float">
            <text:p>455</text:p>
          </table:table-cell>
          <table:table-cell table:formula="of:=&quot;+&quot;&amp;([.$D95]-[.$D9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$A$31]+[.$B$31]*[.$A96]+[.$C$31]*[.$B96]" office:value-type="float" office:value="460.78784" calcext:value-type="float">
            <text:p>460.788</text:p>
          </table:table-cell>
          <table:table-cell table:formula="of:=ROUNDDOWN([.$A$31]+[.$B$31]*[.$A96]+[.$C$31]*[.$B96])" office:value-type="float" office:value="460" calcext:value-type="float">
            <text:p>460</text:p>
          </table:table-cell>
          <table:table-cell table:formula="of:=&quot;+&quot;&amp;([.$D96]-[.$D9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[.$A$31]+[.$B$31]*[.$A97]+[.$C$31]*[.$B97]" office:value-type="float" office:value="465.80096" calcext:value-type="float">
            <text:p>465.801</text:p>
          </table:table-cell>
          <table:table-cell table:formula="of:=ROUNDDOWN([.$A$31]+[.$B$31]*[.$A97]+[.$C$31]*[.$B97])" office:value-type="float" office:value="465" calcext:value-type="float">
            <text:p>465</text:p>
          </table:table-cell>
          <table:table-cell table:formula="of:=&quot;+&quot;&amp;([.$D97]-[.$D9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$A$31]+[.$B$31]*[.$A98]+[.$C$31]*[.$B98]" office:value-type="float" office:value="470.81408" calcext:value-type="float">
            <text:p>470.814</text:p>
          </table:table-cell>
          <table:table-cell table:formula="of:=ROUNDDOWN([.$A$31]+[.$B$31]*[.$A98]+[.$C$31]*[.$B98])" office:value-type="float" office:value="470" calcext:value-type="float">
            <text:p>470</text:p>
          </table:table-cell>
          <table:table-cell table:formula="of:=&quot;+&quot;&amp;([.$D98]-[.$D9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$A$31]+[.$B$31]*[.$A99]+[.$C$31]*[.$B99]" office:value-type="float" office:value="475.8272" calcext:value-type="float">
            <text:p>475.827</text:p>
          </table:table-cell>
          <table:table-cell table:formula="of:=ROUNDDOWN([.$A$31]+[.$B$31]*[.$A99]+[.$C$31]*[.$B99])" office:value-type="float" office:value="475" calcext:value-type="float">
            <text:p>475</text:p>
          </table:table-cell>
          <table:table-cell table:formula="of:=&quot;+&quot;&amp;([.$D99]-[.$D9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table:formula="of:=1753-1339" office:value-type="float" office:value="414" calcext:value-type="float">
            <text:p>414</text:p>
          </table:table-cell>
          <table:table-cell table:formula="of:=177-143" office:value-type="float" office:value="34" calcext:value-type="float">
            <text:p>34</text:p>
          </table:table-cell>
          <table:table-cell table:formula="of:=143-109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2986-2572" office:value-type="float" office:value="414" calcext:value-type="float">
            <text:p>414</text:p>
          </table:table-cell>
          <table:table-cell table:formula="of:=266-232" office:value-type="float" office:value="34" calcext:value-type="float">
            <text:p>34</text:p>
          </table:table-cell>
          <table:table-cell table:formula="of:=244-210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4218-3804" office:value-type="float" office:value="414" calcext:value-type="float">
            <text:p>414</text:p>
          </table:table-cell>
          <table:table-cell table:formula="of:=354-320" office:value-type="float" office:value="34" calcext:value-type="float">
            <text:p>34</text:p>
          </table:table-cell>
          <table:table-cell table:formula="of:=343-310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5450-5036" office:value-type="float" office:value="414" calcext:value-type="float">
            <text:p>414</text:p>
          </table:table-cell>
          <table:table-cell table:formula="of:=441-408" office:value-type="float" office:value="33" calcext:value-type="float">
            <text:p>33</text:p>
          </table:table-cell>
          <table:table-cell table:formula="of:=444-410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6682-6269" office:value-type="float" office:value="413" calcext:value-type="float">
            <text:p>413</text:p>
          </table:table-cell>
          <table:table-cell table:formula="of:=529-495" office:value-type="float" office:value="34" calcext:value-type="float">
            <text:p>34</text:p>
          </table:table-cell>
          <table:table-cell table:formula="of:=545-511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AVERAGE([.C107:.C111])" office:value-type="float" office:value="413.8" calcext:value-type="float">
            <text:p>413.8</text:p>
          </table:table-cell>
          <table:table-cell table:formula="of:=AVERAGE([.D107:.D111])" office:value-type="float" office:value="33.8" calcext:value-type="float">
            <text:p>33.8</text:p>
          </table:table-cell>
          <table:table-cell table:formula="of:=AVERAGE([.E107:.E111])" office:value-type="float" office:value="33.8" calcext:value-type="float">
            <text:p>33.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[.C112]/[.C105]" office:value-type="float" office:value="0.686235489220564" calcext:value-type="float">
            <text:p>0.686235489220564</text:p>
          </table:table-cell>
          <table:table-cell table:formula="of:=[.D112]/[.D105]" office:value-type="float" office:value="0.355789473684211" calcext:value-type="float">
            <text:p>0.355789473684211</text:p>
          </table:table-cell>
          <table:table-cell table:formula="of:=[.E112]/[.E105]" office:value-type="float" office:value="0.689795918367347" calcext:value-type="float">
            <text:p>0.68979591836734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float" office:value="7500" calcext:value-type="float">
            <text:p>7500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table:number-columns-repeated="10"/>
        </table:table-row>
      </table:table>
      <table:table table:name="agent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table:style-name="ce23" office:value-type="string" calcext:value-type="string" table:number-columns-spanned="2" table:number-rows-spanned="1">
            <text:p>Attribute</text:p>
          </table:table-cell>
          <table:covered-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>
            <text:p>Core Skil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ve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ビー・デマラ</text:p>
          </table:table-cell>
          <table:table-cell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ビリー・キッド</text:p>
          </table:table-cell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ニコ・デマラ</text:p>
          </table:table-cell>
          <table:table-cell office:value-type="float" office:value="655" calcext:value-type="float">
            <text:p>655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猫宮又奈</text:p>
          </table:table-cell>
          <table:table-cell office:value-type="float" office:value="608" calcext:value-type="float">
            <text:p>608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「11号」</text:p>
          </table:table-cell>
          <table:table-cell office:value-type="float" office:value="617" calcext:value-type="float">
            <text:p>617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カリン・ウィクス</text:p>
          </table:table-cell>
          <table:table-cell office:value-type="float" office:value="561" calcext:value-type="float">
            <text:p>561</text:p>
          </table:table-cell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ドー・イワノフ</text:p>
          </table:table-cell>
          <table:table-cell office:value-type="float" office:value="580" calcext:value-type="float">
            <text:p>58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ベン・ビガー</text:p>
          </table:table-cell>
          <table:table-cell office:value-type="float" office:value="690" calcext:value-type="float">
            <text:p>690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クレタ・ベロボーグ</text:p>
          </table:table-cell>
          <table:table-cell office:value-type="float" office:value="653" calcext:value-type="float">
            <text:p>653</text:p>
          </table:table-cell>
          <table:table-cell office:value-type="float" office:value="106" calcext:value-type="float">
            <text:p>10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グレース・ハワード</text:p>
          </table:table-cell>
          <table:table-cell office:value-type="float" office:value="602" calcext:value-type="float">
            <text:p>602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フォン・ライカン</text:p>
          </table:table-cell>
          <table:table-cell office:value-type="float" office:value="677" calcext:value-type="float">
            <text:p>677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エレン・ジョー</text:p>
          </table:table-cell>
          <table:table-cell office:value-type="float" office:value="617" calcext:value-type="float">
            <text:p>617</text:p>
          </table:table-cell>
          <table:table-cell office:value-type="float" office:value="135" calcext:value-type="float">
            <text:p>135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レクサンドリナ・セバスチャン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-p</text:p>
          </table:table-cell>
          <table:table-cell office:value-type="string" calcext:value-type="string">
            <text:p>at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朱鳶</text:p>
          </table:table-cell>
          <table:table-cell office:value-type="float" office:value="602" calcext:value-type="float">
            <text:p>602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蒼角</text:p>
          </table:table-cell>
          <table:table-cell office:value-type="float" office:value="645" calcext:value-type="float">
            <text:p>64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ルシアーナ・デ・モンテフィーノ</text:p>
          </table:table-cell>
          <table:table-cell office:value-type="float" office:value="645" calcext:value-type="float">
            <text:p>645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パイパー・ウィール</text:p>
          </table:table-cell>
          <table:table-cell office:value-type="float" office:value="561" calcext:value-type="float">
            <text:p>561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青衣</text:p>
          </table:table-cell>
          <table:table-cell office:value-type="float" office:value="663" calcext:value-type="float">
            <text:p>663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ジェーン・ドゥ</text:p>
          </table:table-cell>
          <table:table-cell office:value-type="float" office:value="626" calcext:value-type="float">
            <text:p>626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セス・ローウェル</text:p>
          </table:table-cell>
          <table:table-cell office:value-type="float" office:value="699" calcext:value-type="float">
            <text:p>69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キング・シーザー</text:p>
          </table:table-cell>
          <table:table-cell office:value-type="float" office:value="766" calcext:value-type="float">
            <text:p>766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バーニス・ホワイト</text:p>
          </table:table-cell>
          <table:table-cell office:value-type="float" office:value="592" calcext:value-type="float">
            <text:p>592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月城柳</text:p>
          </table:table-cell>
          <table:table-cell office:value-type="float" office:value="626" calcext:value-type="float">
            <text:p>626</text:p>
          </table:table-cell>
          <table:table-cell office:value-type="float" office:value="126" calcext:value-type="float">
            <text:p>126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float" office:value="677" calcext:value-type="float">
            <text:p>677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rost</text:p>
          </table:table-cell>
          <table:table-cell/>
          <table:table-cell office:value-type="string" calcext:value-type="string">
            <text:p>星見雅</text:p>
          </table:table-cell>
          <table:table-cell office:value-type="float" office:value="617" calcext:value-type="float">
            <text:p>617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浅羽悠真</text:p>
          </table:table-cell>
          <table:table-cell office:value-type="float" office:value="595" calcext:value-type="float">
            <text:p>595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アストラ・ヤオ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イヴリン・シュヴァリエ</text:p>
          </table:table-cell>
          <table:table-cell office:value-type="float" office:value="626" calcext:value-type="float">
            <text:p>626</text:p>
          </table:table-cell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</table:table>
      <table:table table:name="skills" table:style-name="ta1"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ce24"/>
        <table:table-column table:style-name="co1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row table:style-name="ro1">
          <table:table-cell table:number-columns-repeated="3"/>
          <table:table-cell table:style-name="ce23" office:value-type="string" calcext:value-type="string" table:number-columns-spanned="2" table:number-rows-spanned="1">
            <text:p>Name</text:p>
          </table:table-cell>
          <table:covered-table-cell/>
          <table:table-cell table:style-name="Default"/>
          <table:table-cell table:style-name="ce23" office:value-type="string" calcext:value-type="string" table:number-columns-spanned="5" table:number-rows-spanned="1">
            <text:p>Lv1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2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3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4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5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6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harID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table:style-name="Default" office:value-type="string" calcext:value-type="string">
            <text:p>Combin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ボルトターボ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I3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N3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S3]" office:value-type="float" office:value="10.4" calcext:value-type="float">
            <text:p>10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239.1" calcext:value-type="float">
            <text:p>239.1</text:p>
          </table:table-cell>
          <table:table-cell office:value-type="float" office:value="1" calcext:value-type="float">
            <text:p>1</text:p>
          </table:table-cell>
          <table:table-cell table:formula="of:=260.9-[.X3]" office:value-type="float" office:value="21.8" calcext:value-type="float">
            <text:p>21.8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落雷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I4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N4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S4]" office:value-type="float" office:value="10.4" calcext:value-type="float">
            <text:p>10.4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lectric</text:p>
          </table:table-cell>
          <table:table-cell office:value-type="float" office:value="328.6" calcext:value-type="float">
            <text:p>328.6</text:p>
          </table:table-cell>
          <table:table-cell office:value-type="float" office:value="1" calcext:value-type="float">
            <text:p>1</text:p>
          </table:table-cell>
          <table:table-cell table:formula="of:=358.5-[.X4]" office:value-type="float" office:value="29.9" calcext:value-type="float">
            <text:p>29.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電弧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6.7" calcext:value-type="float">
            <text:p>56.7</text:p>
          </table:table-cell>
          <table:table-cell office:value-type="float" office:value="1" calcext:value-type="float">
            <text:p>1</text:p>
          </table:table-cell>
          <table:table-cell table:formula="of:=61.9-[.I5]" office:value-type="float" office:value="5.2" calcext:value-type="float">
            <text:p>5.2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迅雷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80.2" calcext:value-type="float">
            <text:p>180.2</text:p>
          </table:table-cell>
          <table:table-cell office:value-type="float" office:value="1" calcext:value-type="float">
            <text:p>1</text:p>
          </table:table-cell>
          <table:table-cell table:formula="of:=196.6-[.I6]" office:value-type="float" office:value="16.4" calcext:value-type="float">
            <text:p>16.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雷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61.7" calcext:value-type="float">
            <text:p>61.7</text:p>
          </table:table-cell>
          <table:table-cell office:value-type="float" office:value="1" calcext:value-type="float">
            <text:p>1</text:p>
          </table:table-cell>
          <table:table-cell table:formula="of:=67.4-[.I7]" office:value-type="float" office:value="5.7" calcext:value-type="float">
            <text:p>5.7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スピニングサンダ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335.2" calcext:value-type="float">
            <text:p>335.2</text:p>
          </table:table-cell>
          <table:table-cell office:value-type="float" office:value="1" calcext:value-type="float">
            <text:p>1</text:p>
          </table:table-cell>
          <table:table-cell table:formula="of:=365.7-[.I8]" office:value-type="float" office:value="30.5" calcext:value-type="float">
            <text:p>30.5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雷光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I9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蒼雷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formula="of:=636-[.I10]" office:value-type="float" office:value="53" calcext:value-type="float">
            <text:p>53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ソレノイド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42.4" calcext:value-type="float">
            <text:p>542.4</text:p>
          </table:table-cell>
          <table:table-cell office:value-type="float" office:value="1" calcext:value-type="float">
            <text:p>1</text:p>
          </table:table-cell>
          <table:table-cell table:formula="of:=591.8-[.I11]" office:value-type="float" office:value="49.4" calcext:value-type="float">
            <text:p>49.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オーバードライブ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512.6" calcext:value-type="float">
            <text:p>1512.6</text:p>
          </table:table-cell>
          <table:table-cell office:value-type="float" office:value="1" calcext:value-type="float">
            <text:p>1</text:p>
          </table:table-cell>
          <table:table-cell table:formula="of:=1650.2-[.I12]" office:value-type="float" office:value="137.6" calcext:value-type="float">
            <text:p>137.6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出力全開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74.2-[.I13]" office:value-type="float" office:value="6.2" calcext:value-type="float">
            <text:p>6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table:formula="of:=8.3-[.N13]" office:value-type="float" office:value="0.700000000000001" calcext:value-type="float">
            <text:p>0.700000000000001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S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  <table:table-cell table:formula="of:=13.9-[.X13]" office:value-type="float" office:value="1.2" calcext:value-type="float">
            <text:p>1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AC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49.5" calcext:value-type="float">
            <text:p>49.5</text:p>
          </table:table-cell>
          <table:table-cell office:value-type="float" office:value="1" calcext:value-type="float">
            <text:p>1</text:p>
          </table:table-cell>
          <table:table-cell table:formula="of:=54-[.AH13]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スターライトジャッジメン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68.8-[.I14]" office:value-type="float" office:value="5.8" calcext:value-type="float">
            <text:p>5.8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42.6-[.N14]" office:value-type="float" office:value="3.6" calcext:value-type="float">
            <text:p>3.6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フェアな決闘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21.4" calcext:value-type="float">
            <text:p>221.4</text:p>
          </table:table-cell>
          <table:table-cell office:value-type="float" office:value="1" calcext:value-type="float">
            <text:p>1</text:p>
          </table:table-cell>
          <table:table-cell table:formula="of:=241.6-[.I15]" office:value-type="float" office:value="20.2" calcext:value-type="float">
            <text:p>20.2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スターライト・絆の力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I16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急所エ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88.8" calcext:value-type="float">
            <text:p>388.8</text:p>
          </table:table-cell>
          <table:table-cell office:value-type="float" office:value="1" calcext:value-type="float">
            <text:p>1</text:p>
          </table:table-cell>
          <table:table-cell table:formula="of:=424.2-[.I17]" office:value-type="float" office:value="35.4" calcext:value-type="float">
            <text:p>35.4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大人しくしてろ！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table:formula="of:=26.4-[.I18]" office:value-type="float" office:value="2.2" calcext:value-type="float">
            <text:p>2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1.7" calcext:value-type="float">
            <text:p>51.7</text:p>
          </table:table-cell>
          <table:table-cell office:value-type="float" office:value="1" calcext:value-type="float">
            <text:p>1</text:p>
          </table:table-cell>
          <table:table-cell table:formula="of:=56.4-[.N18]" office:value-type="float" office:value="4.7" calcext:value-type="float">
            <text:p>4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0.1" calcext:value-type="float">
            <text:p>50.1</text:p>
          </table:table-cell>
          <table:table-cell office:value-type="float" office:value="1" calcext:value-type="float">
            <text:p>1</text:p>
          </table:table-cell>
          <table:table-cell table:formula="of:=54.7-[.S18]" office:value-type="float" office:value="4.6" calcext:value-type="float">
            <text:p>4.6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スイーパー・タ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43.8" calcext:value-type="float">
            <text:p>543.8</text:p>
          </table:table-cell>
          <table:table-cell office:value-type="float" office:value="1" calcext:value-type="float">
            <text:p>1</text:p>
          </table:table-cell>
          <table:table-cell table:formula="of:=593.3-[.I19]" office:value-type="float" office:value="49.5" calcext:value-type="float">
            <text:p>49.5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スターライトグローリ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35.2" calcext:value-type="float">
            <text:p>735.2</text:p>
          </table:table-cell>
          <table:table-cell office:value-type="float" office:value="1" calcext:value-type="float">
            <text:p>1</text:p>
          </table:table-cell>
          <table:table-cell table:formula="of:=802.1-[.I20]" office:value-type="float" office:value="66.9" calcext:value-type="float">
            <text:p>66.9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スターライト・ここに輝く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597.7" calcext:value-type="float">
            <text:p>1597.7</text:p>
          </table:table-cell>
          <table:table-cell office:value-type="float" office:value="1" calcext:value-type="float">
            <text:p>1</text:p>
          </table:table-cell>
          <table:table-cell table:formula="of:=1743-[.I21]" office:value-type="float" office:value="145.3" calcext:value-type="float">
            <text:p>145.3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8.9" calcext:value-type="float">
            <text:p>38.9</text:p>
          </table:table-cell>
          <table:table-cell office:value-type="float" office:value="1" calcext:value-type="float">
            <text:p>1</text:p>
          </table:table-cell>
          <table:table-cell table:formula="of:=42.5-[.I22]" office:value-type="float" office:value="3.6" calcext:value-type="float">
            <text:p>3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5.3" calcext:value-type="float">
            <text:p>35.3</text:p>
          </table:table-cell>
          <table:table-cell office:value-type="float" office:value="1" calcext:value-type="float">
            <text:p>1</text:p>
          </table:table-cell>
          <table:table-cell table:formula="of:=38.6-[.N22]" office:value-type="float" office:value="3.3" calcext:value-type="float">
            <text:p>3.3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24.3" calcext:value-type="float">
            <text:p>124.3</text:p>
          </table:table-cell>
          <table:table-cell office:value-type="float" office:value="1" calcext:value-type="float">
            <text:p>1</text:p>
          </table:table-cell>
          <table:table-cell table:formula="of:=135.6-[.S22]" office:value-type="float" office:value="11.3" calcext:value-type="float">
            <text:p>11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（弾）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9.8-[.I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9.8-[.N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9.8-[.S23]" office:value-type="float" office:value="0.800000000000001" calcext:value-type="float">
            <text:p>0.80000000000000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思うがままに(弾)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3" calcext:value-type="float">
            <text:p>3</text:p>
          </table:table-cell>
          <table:table-cell table:formula="of:=17.9-[.I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4" calcext:value-type="float">
            <text:p>4</text:p>
          </table:table-cell>
          <table:table-cell table:formula="of:=17.9-[.N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20" calcext:value-type="float">
            <text:p>20</text:p>
          </table:table-cell>
          <table:table-cell table:formula="of:=17.9-[.S24]"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41.2" calcext:value-type="float">
            <text:p>41.2</text:p>
          </table:table-cell>
          <table:table-cell office:value-type="float" office:value="1" calcext:value-type="float">
            <text:p>1</text:p>
          </table:table-cell>
          <table:table-cell table:formula="of:=45-[.I25]" office:value-type="float" office:value="3.8" calcext:value-type="float">
            <text:p>3.8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/弾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9.8-[.I26]" office:value-type="float" office:value="0.800000000000001" calcext:value-type="float">
            <text:p>0.800000000000001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後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65.5-[.I27]" office:value-type="float" office:value="5.5" calcext:value-type="float">
            <text:p>5.5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牽制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82.4" calcext:value-type="float">
            <text:p>182.4</text:p>
          </table:table-cell>
          <table:table-cell office:value-type="float" office:value="1" calcext:value-type="float">
            <text:p>1</text:p>
          </table:table-cell>
          <table:table-cell table:formula="of:=199-[.I28]" office:value-type="float" office:value="16.6" calcext:value-type="float">
            <text:p>16.6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救急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3.4" calcext:value-type="float">
            <text:p>63.4</text:p>
          </table:table-cell>
          <table:table-cell office:value-type="float" office:value="1" calcext:value-type="float">
            <text:p>1</text:p>
          </table:table-cell>
          <table:table-cell table:formula="of:=69.2-[.I29]" office:value-type="float" office:value="5.8" calcext:value-type="float">
            <text:p>5.8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邪兎の出番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46.7" calcext:value-type="float">
            <text:p>246.7</text:p>
          </table:table-cell>
          <table:table-cell office:value-type="float" office:value="1" calcext:value-type="float">
            <text:p>1</text:p>
          </table:table-cell>
          <table:table-cell table:formula="of:=258-[.I30]" office:value-type="float" office:value="11.3" calcext:value-type="float">
            <text:p>11.3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ュガー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52.6" calcext:value-type="float">
            <text:p>52.6</text:p>
          </table:table-cell>
          <table:table-cell office:value-type="float" office:value="1" calcext:value-type="float">
            <text:p>1</text:p>
          </table:table-cell>
          <table:table-cell table:formula="of:=57.4-[.I31]" office:value-type="float" office:value="4.8" calcext:value-type="float">
            <text:p>4.8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シュガーボムサン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I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N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formula="of:=422.2-[.S32]" office:value-type="float" office:value="35.2" calcext:value-type="float">
            <text:p>35.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高級エーテル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09.6" calcext:value-type="float">
            <text:p>209.6</text:p>
          </table:table-cell>
          <table:table-cell office:value-type="float" office:value="1" calcext:value-type="float">
            <text:p>1</text:p>
          </table:table-cell>
          <table:table-cell table:formula="of:=228.8-[.I33]" office:value-type="float" office:value="19.2" calcext:value-type="float">
            <text:p>19.2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formula="of:=308.8-[.N33]" office:value-type="float" office:value="25.8" calcext:value-type="float">
            <text:p>25.8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特製エーテルグレネー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46.8" calcext:value-type="float">
            <text:p>646.8</text:p>
          </table:table-cell>
          <table:table-cell office:value-type="float" office:value="1" calcext:value-type="float">
            <text:p>1</text:p>
          </table:table-cell>
          <table:table-cell table:formula="of:=705.6-[.I34]" office:value-type="float" office:value="58.8000000000001" calcext:value-type="float">
            <text:p>58.8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873.2" calcext:value-type="float">
            <text:p>873.2</text:p>
          </table:table-cell>
          <table:table-cell office:value-type="float" office:value="1" calcext:value-type="float">
            <text:p>1</text:p>
          </table:table-cell>
          <table:table-cell table:formula="of:=952.6-[.N34]" office:value-type="float" office:value="79.4" calcext:value-type="float">
            <text:p>79.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風花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69*100" office:value-type="float" office:value="26.9" calcext:value-type="float">
            <text:p>26.9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96*100" office:value-type="float" office:value="29.6" calcext:value-type="float">
            <text:p>29.6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.8" calcext:value-type="float">
            <text:p>62.8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96.5" calcext:value-type="float">
            <text:p>96.5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霜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54.7" calcext:value-type="float">
            <text:p>454.7</text:p>
          </table:table-cell>
          <table:table-cell office:value-type="float" office:value="1" calcext:value-type="float">
            <text:p>1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858.1" calcext:value-type="float">
            <text:p>858.1</text:p>
          </table:table-cell>
          <table:table-cell office:value-type="float" office:value="1" calcext:value-type="float">
            <text:p>1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141.1" calcext:value-type="float">
            <text:p>2141.1</text:p>
          </table:table-cell>
          <table:table-cell office:value-type="float" office:value="1" calcext:value-type="float">
            <text:p>1</text:p>
          </table:table-cell>
          <table:table-cell table:formula="of:=2335.8-[.S36]" office:value-type="float" office:value="194.7" calcext:value-type="float">
            <text:p>194.7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冬蜂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  <table:table-cell table:formula="of:=28.2-[.I37]" office:value-type="float" office:value="2.4" calcext:value-type="float">
            <text:p>2.4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寒雀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45.9" calcext:value-type="float">
            <text:p>245.9</text:p>
          </table:table-cell>
          <table:table-cell office:value-type="float" office:value="1" calcext:value-type="float">
            <text:p>1</text:p>
          </table:table-cell>
          <table:table-cell table:formula="of:=268.3-[.I38]" office:value-type="float" office:value="22.4" calcext:value-type="float">
            <text:p>22.4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花信風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04.5" calcext:value-type="float">
            <text:p>104.5</text:p>
          </table:table-cell>
          <table:table-cell office:value-type="float" office:value="1" calcext:value-type="float">
            <text:p>1</text:p>
          </table:table-cell>
          <table:table-cell table:formula="of:=114-[.I39]" office:value-type="float" office:value="9.5" calcext:value-type="float">
            <text:p>9.5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返り花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37.8" calcext:value-type="float">
            <text:p>337.8</text:p>
          </table:table-cell>
          <table:table-cell office:value-type="float" office:value="1" calcext:value-type="float">
            <text:p>1</text:p>
          </table:table-cell>
          <table:table-cell table:formula="of:=368.6-[.I40]" office:value-type="float" office:value="30.8" calcext:value-type="float">
            <text:p>30.8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深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5.8" calcext:value-type="float">
            <text:p>35.8</text:p>
          </table:table-cell>
          <table:table-cell office:value-type="float" office:value="1" calcext:value-type="float">
            <text:p>1</text:p>
          </table:table-cell>
          <table:table-cell table:formula="of:=39.1-[.I41]" office:value-type="float" office:value="3.3" calcext:value-type="float">
            <text:p>3.3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飛雪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93.4" calcext:value-type="float">
            <text:p>393.4</text:p>
          </table:table-cell>
          <table:table-cell office:value-type="float" office:value="1" calcext:value-type="float">
            <text:p>1</text:p>
          </table:table-cell>
          <table:table-cell table:formula="of:=429.3-[.I42]" office:value-type="float" office:value="35.9" calcext:value-type="float">
            <text:p>35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83.2" calcext:value-type="float">
            <text:p>483.2</text:p>
          </table:table-cell>
          <table:table-cell office:value-type="float" office:value="1" calcext:value-type="float">
            <text:p>1</text:p>
          </table:table-cell>
          <table:table-cell table:formula="of:=527.2-[.N42]" office:value-type="float" office:value="44.0000000000001" calcext:value-type="float">
            <text:p>44.0000000000001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春来たる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formula="of:=685.3-628" office:value-type="float" office:value="57.3" calcext:value-type="float">
            <text:p>57.3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なごり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388" calcext:value-type="float">
            <text:p>2388</text:p>
          </table:table-cell>
          <table:table-cell office:value-type="float" office:value="1" calcext:value-type="float">
            <text:p>1</text:p>
          </table:table-cell>
          <table:table-cell table:formula="of:=2605.1-[.I44]" office:value-type="float" office:value="217.1" calcext:value-type="float">
            <text:p>217.1</text:p>
          </table:table-cell>
          <table:table-cell table:number-columns-repeated="25"/>
        </table:table-row>
      </table:table>
      <table:table table:name="agent calcration" table:style-name="ta1">
        <table:table-column table:style-name="co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 Inc</text:p>
          </table:table-cell>
          <table:table-cell office:value-type="string" calcext:value-type="string">
            <text:p>ATK Inc</text:p>
          </table:table-cell>
          <table:table-cell office:value-type="string" calcext:value-type="string">
            <text:p>DEF Inc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 Rate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Anm Buildup</text:p>
          </table:table-cell>
          <table:table-cell office:value-type="string" calcext:value-type="string">
            <text:p>Anm Proficiency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5" calcext:value-type="float">
            <text:p>785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formula="of:=[.B3]-[.B2]" office:value-type="float" office:value="93" calcext:value-type="float">
            <text:p>93</text:p>
          </table:table-cell>
          <table:table-cell table:formula="of:=[.C3]-[.C2]" office:value-type="float" office:value="6" calcext:value-type="float">
            <text:p>6</text:p>
          </table:table-cell>
          <table:table-cell table:formula="of:=[.D3]-[.D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9" calcext:value-type="float">
            <text:p>879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table:formula="of:=[.B4]-[.B3]" office:value-type="float" office:value="94" calcext:value-type="float">
            <text:p>94</text:p>
          </table:table-cell>
          <table:table-cell table:formula="of:=[.C4]-[.C3]" office:value-type="float" office:value="6" calcext:value-type="float">
            <text:p>6</text:p>
          </table:table-cell>
          <table:table-cell table:formula="of:=[.D4]-[.D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3" calcext:value-type="float">
            <text:p>973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formula="of:=[.B5]-[.B4]" office:value-type="float" office:value="94" calcext:value-type="float">
            <text:p>94</text:p>
          </table:table-cell>
          <table:table-cell table:formula="of:=[.C5]-[.C4]" office:value-type="float" office:value="6" calcext:value-type="float">
            <text:p>6</text:p>
          </table:table-cell>
          <table:table-cell table:formula="of:=[.D5]-[.D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7" calcext:value-type="float">
            <text:p>1067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table:formula="of:=[.B6]-[.B5]" office:value-type="float" office:value="94" calcext:value-type="float">
            <text:p>94</text:p>
          </table:table-cell>
          <table:table-cell table:formula="of:=[.C6]-[.C5]" office:value-type="float" office:value="6" calcext:value-type="float">
            <text:p>6</text:p>
          </table:table-cell>
          <table:table-cell table:formula="of:=[.D6]-[.D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1" calcext:value-type="float">
            <text:p>1161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table:formula="of:=[.B7]-[.B6]" office:value-type="float" office:value="94" calcext:value-type="float">
            <text:p>94</text:p>
          </table:table-cell>
          <table:table-cell table:formula="of:=[.C7]-[.C6]" office:value-type="float" office:value="6" calcext:value-type="float">
            <text:p>6</text:p>
          </table:table-cell>
          <table:table-cell table:formula="of:=[.D7]-[.D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5" calcext:value-type="float">
            <text:p>1255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table:formula="of:=[.B8]-[.B7]" office:value-type="float" office:value="94" calcext:value-type="float">
            <text:p>94</text:p>
          </table:table-cell>
          <table:table-cell table:formula="of:=[.C8]-[.C7]" office:value-type="float" office:value="6" calcext:value-type="float">
            <text:p>6</text:p>
          </table:table-cell>
          <table:table-cell table:formula="of:=[.D8]-[.D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9" calcext:value-type="float">
            <text:p>1349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table:formula="of:=[.B9]-[.B8]" office:value-type="float" office:value="94" calcext:value-type="float">
            <text:p>94</text:p>
          </table:table-cell>
          <table:table-cell table:formula="of:=[.C9]-[.C8]" office:value-type="float" office:value="6" calcext:value-type="float">
            <text:p>6</text:p>
          </table:table-cell>
          <table:table-cell table:formula="of:=[.D9]-[.D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" calcext:value-type="float">
            <text:p>1443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formula="of:=[.B10]-[.B9]" office:value-type="float" office:value="94" calcext:value-type="float">
            <text:p>94</text:p>
          </table:table-cell>
          <table:table-cell table:formula="of:=[.C10]-[.C9]" office:value-type="float" office:value="6" calcext:value-type="float">
            <text:p>6</text:p>
          </table:table-cell>
          <table:table-cell table:formula="of:=[.D10]-[.D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7" calcext:value-type="float">
            <text:p>1537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table:formula="of:=[.B11]-[.B10]" office:value-type="float" office:value="94" calcext:value-type="float">
            <text:p>94</text:p>
          </table:table-cell>
          <table:table-cell table:formula="of:=[.C11]-[.C10]" office:value-type="float" office:value="6" calcext:value-type="float">
            <text:p>6</text:p>
          </table:table-cell>
          <table:table-cell table:formula="of:=[.D11]-[.D1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table:formula="of:=[.B12]-[.B11]" office:value-type="float" office:value="475" calcext:value-type="float">
            <text:p>475</text:p>
          </table:table-cell>
          <table:table-cell table:formula="of:=[.C12]-[.C11]" office:value-type="float" office:value="37" calcext:value-type="float">
            <text:p>37</text:p>
          </table:table-cell>
          <table:table-cell table:formula="of:=[.D12]-[.D11]"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06" calcext:value-type="float">
            <text:p>2106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table:formula="of:=[.B13]-[.B12]" office:value-type="float" office:value="94" calcext:value-type="float">
            <text:p>94</text:p>
          </table:table-cell>
          <table:table-cell table:formula="of:=[.C13]-[.C12]" office:value-type="float" office:value="6" calcext:value-type="float">
            <text:p>6</text:p>
          </table:table-cell>
          <table:table-cell table:formula="of:=[.D13]-[.D1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0" calcext:value-type="float">
            <text:p>2200</text:p>
          </table:table-cell>
          <table:table-cell office:value-type="float" office:value="206" calcext:value-type="float">
            <text:p>206</text:p>
          </table:table-cell>
          <table:table-cell office:value-type="float" office:value="153" calcext:value-type="float">
            <text:p>153</text:p>
          </table:table-cell>
          <table:table-cell table:formula="of:=[.B14]-[.B13]" office:value-type="float" office:value="94" calcext:value-type="float">
            <text:p>94</text:p>
          </table:table-cell>
          <table:table-cell table:formula="of:=[.C14]-[.C13]" office:value-type="float" office:value="6" calcext:value-type="float">
            <text:p>6</text:p>
          </table:table-cell>
          <table:table-cell table:formula="of:=[.D14]-[.D1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4" calcext:value-type="float">
            <text:p>2294</text:p>
          </table:table-cell>
          <table:table-cell office:value-type="float" office:value="212" calcext:value-type="float">
            <text:p>212</text:p>
          </table:table-cell>
          <table:table-cell office:value-type="float" office:value="159" calcext:value-type="float">
            <text:p>159</text:p>
          </table:table-cell>
          <table:table-cell table:formula="of:=[.B15]-[.B14]" office:value-type="float" office:value="94" calcext:value-type="float">
            <text:p>94</text:p>
          </table:table-cell>
          <table:table-cell table:formula="of:=[.C15]-[.C14]" office:value-type="float" office:value="6" calcext:value-type="float">
            <text:p>6</text:p>
          </table:table-cell>
          <table:table-cell table:formula="of:=[.D15]-[.D1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88" calcext:value-type="float">
            <text:p>2388</text:p>
          </table:table-cell>
          <table:table-cell office:value-type="float" office:value="218" calcext:value-type="float">
            <text:p>218</text:p>
          </table:table-cell>
          <table:table-cell office:value-type="float" office:value="166" calcext:value-type="float">
            <text:p>166</text:p>
          </table:table-cell>
          <table:table-cell table:formula="of:=[.B16]-[.B15]" office:value-type="float" office:value="94" calcext:value-type="float">
            <text:p>94</text:p>
          </table:table-cell>
          <table:table-cell table:formula="of:=[.C16]-[.C15]" office:value-type="float" office:value="6" calcext:value-type="float">
            <text:p>6</text:p>
          </table:table-cell>
          <table:table-cell table:formula="of:=[.D16]-[.D1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2" calcext:value-type="float">
            <text:p>2482</text:p>
          </table:table-cell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table:formula="of:=[.B17]-[.B16]" office:value-type="float" office:value="94" calcext:value-type="float">
            <text:p>94</text:p>
          </table:table-cell>
          <table:table-cell table:formula="of:=[.C17]-[.C16]" office:value-type="float" office:value="6" calcext:value-type="float">
            <text:p>6</text:p>
          </table:table-cell>
          <table:table-cell table:formula="of:=[.D17]-[.D1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76" calcext:value-type="float">
            <text:p>2576</text:p>
          </table:table-cell>
          <table:table-cell office:value-type="float" office:value="230" calcext:value-type="float">
            <text:p>230</text:p>
          </table:table-cell>
          <table:table-cell office:value-type="float" office:value="179" calcext:value-type="float">
            <text:p>179</text:p>
          </table:table-cell>
          <table:table-cell table:formula="of:=[.B18]-[.B17]" office:value-type="float" office:value="94" calcext:value-type="float">
            <text:p>94</text:p>
          </table:table-cell>
          <table:table-cell table:formula="of:=[.C18]-[.C17]" office:value-type="float" office:value="6" calcext:value-type="float">
            <text:p>6</text:p>
          </table:table-cell>
          <table:table-cell table:formula="of:=[.D18]-[.D1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69" calcext:value-type="float">
            <text:p>2669</text:p>
          </table:table-cell>
          <table:table-cell office:value-type="float" office:value="236" calcext:value-type="float">
            <text:p>236</text:p>
          </table:table-cell>
          <table:table-cell office:value-type="float" office:value="185" calcext:value-type="float">
            <text:p>185</text:p>
          </table:table-cell>
          <table:table-cell table:formula="of:=[.B19]-[.B18]" office:value-type="float" office:value="93" calcext:value-type="float">
            <text:p>93</text:p>
          </table:table-cell>
          <table:table-cell table:formula="of:=[.C19]-[.C18]" office:value-type="float" office:value="6" calcext:value-type="float">
            <text:p>6</text:p>
          </table:table-cell>
          <table:table-cell table:formula="of:=[.D19]-[.D1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63" calcext:value-type="float">
            <text:p>2763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table:formula="of:=[.B20]-[.B19]" office:value-type="float" office:value="94" calcext:value-type="float">
            <text:p>94</text:p>
          </table:table-cell>
          <table:table-cell table:formula="of:=[.C20]-[.C19]" office:value-type="float" office:value="6" calcext:value-type="float">
            <text:p>6</text:p>
          </table:table-cell>
          <table:table-cell table:formula="of:=[.D20]-[.D1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7" calcext:value-type="float">
            <text:p>2857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table:formula="of:=[.B21]-[.B20]" office:value-type="float" office:value="94" calcext:value-type="float">
            <text:p>94</text:p>
          </table:table-cell>
          <table:table-cell table:formula="of:=[.C21]-[.C20]" office:value-type="float" office:value="6" calcext:value-type="float">
            <text:p>6</text:p>
          </table:table-cell>
          <table:table-cell table:formula="of:=[.D21]-[.D2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51" calcext:value-type="float">
            <text:p>2951</text:p>
          </table:table-cell>
          <table:table-cell office:value-type="float" office:value="254" calcext:value-type="float">
            <text:p>254</text:p>
          </table:table-cell>
          <table:table-cell office:value-type="float" office:value="205" calcext:value-type="float">
            <text:p>205</text:p>
          </table:table-cell>
          <table:table-cell table:formula="of:=[.B22]-[.B21]" office:value-type="float" office:value="94" calcext:value-type="float">
            <text:p>94</text:p>
          </table:table-cell>
          <table:table-cell table:formula="of:=[.C22]-[.C21]" office:value-type="float" office:value="6" calcext:value-type="float">
            <text:p>6</text:p>
          </table:table-cell>
          <table:table-cell table:formula="of:=[.D22]-[.D2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26" calcext:value-type="float">
            <text:p>3426</text:p>
          </table:table-cell>
          <table:table-cell office:value-type="float" office:value="291" calcext:value-type="float">
            <text:p>291</text:p>
          </table:table-cell>
          <table:table-cell office:value-type="float" office:value="238" calcext:value-type="float">
            <text:p>238</text:p>
          </table:table-cell>
          <table:table-cell table:formula="of:=[.B23]-[.B22]" office:value-type="float" office:value="475" calcext:value-type="float">
            <text:p>475</text:p>
          </table:table-cell>
          <table:table-cell table:formula="of:=[.C23]-[.C22]" office:value-type="float" office:value="37" calcext:value-type="float">
            <text:p>37</text:p>
          </table:table-cell>
          <table:table-cell table:formula="of:=[.D23]-[.D22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20" calcext:value-type="float">
            <text:p>3520</text:p>
          </table:table-cell>
          <table:table-cell office:value-type="float" office:value="297" calcext:value-type="float">
            <text:p>297</text:p>
          </table:table-cell>
          <table:table-cell office:value-type="float" office:value="245" calcext:value-type="float">
            <text:p>245</text:p>
          </table:table-cell>
          <table:table-cell table:formula="of:=[.B24]-[.B23]" office:value-type="float" office:value="94" calcext:value-type="float">
            <text:p>94</text:p>
          </table:table-cell>
          <table:table-cell table:formula="of:=[.C24]-[.C23]" office:value-type="float" office:value="6" calcext:value-type="float">
            <text:p>6</text:p>
          </table:table-cell>
          <table:table-cell table:formula="of:=[.D24]-[.D2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14" calcext:value-type="float">
            <text:p>3614</text:p>
          </table:table-cell>
          <table:table-cell office:value-type="float" office:value="303" calcext:value-type="float">
            <text:p>303</text:p>
          </table:table-cell>
          <table:table-cell office:value-type="float" office:value="251" calcext:value-type="float">
            <text:p>251</text:p>
          </table:table-cell>
          <table:table-cell table:formula="of:=[.B25]-[.B24]" office:value-type="float" office:value="94" calcext:value-type="float">
            <text:p>94</text:p>
          </table:table-cell>
          <table:table-cell table:formula="of:=[.C25]-[.C24]" office:value-type="float" office:value="6" calcext:value-type="float">
            <text:p>6</text:p>
          </table:table-cell>
          <table:table-cell table:formula="of:=[.D25]-[.D2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08" calcext:value-type="float">
            <text:p>3708</text:p>
          </table:table-cell>
          <table:table-cell office:value-type="float" office:value="309" calcext:value-type="float">
            <text:p>309</text:p>
          </table:table-cell>
          <table:table-cell office:value-type="float" office:value="258" calcext:value-type="float">
            <text:p>258</text:p>
          </table:table-cell>
          <table:table-cell table:formula="of:=[.B26]-[.B25]" office:value-type="float" office:value="94" calcext:value-type="float">
            <text:p>94</text:p>
          </table:table-cell>
          <table:table-cell table:formula="of:=[.C26]-[.C25]" office:value-type="float" office:value="6" calcext:value-type="float">
            <text:p>6</text:p>
          </table:table-cell>
          <table:table-cell table:formula="of:=[.D26]-[.D2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02" calcext:value-type="float">
            <text:p>3802</text:p>
          </table:table-cell>
          <table:table-cell office:value-type="float" office:value="315" calcext:value-type="float">
            <text:p>315</text:p>
          </table:table-cell>
          <table:table-cell office:value-type="float" office:value="264" calcext:value-type="float">
            <text:p>264</text:p>
          </table:table-cell>
          <table:table-cell table:formula="of:=[.B27]-[.B26]" office:value-type="float" office:value="94" calcext:value-type="float">
            <text:p>94</text:p>
          </table:table-cell>
          <table:table-cell table:formula="of:=[.C27]-[.C26]" office:value-type="float" office:value="6" calcext:value-type="float">
            <text:p>6</text:p>
          </table:table-cell>
          <table:table-cell table:formula="of:=[.D27]-[.D2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96" calcext:value-type="float">
            <text:p>3896</text:p>
          </table:table-cell>
          <table:table-cell office:value-type="float" office:value="321" calcext:value-type="float">
            <text:p>321</text:p>
          </table:table-cell>
          <table:table-cell office:value-type="float" office:value="271" calcext:value-type="float">
            <text:p>271</text:p>
          </table:table-cell>
          <table:table-cell table:formula="of:=[.B28]-[.B27]" office:value-type="float" office:value="94" calcext:value-type="float">
            <text:p>94</text:p>
          </table:table-cell>
          <table:table-cell table:formula="of:=[.C28]-[.C27]" office:value-type="float" office:value="6" calcext:value-type="float">
            <text:p>6</text:p>
          </table:table-cell>
          <table:table-cell table:formula="of:=[.D28]-[.D2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90" calcext:value-type="float">
            <text:p>3990</text:p>
          </table:table-cell>
          <table:table-cell office:value-type="float" office:value="327" calcext:value-type="float">
            <text:p>327</text:p>
          </table:table-cell>
          <table:table-cell office:value-type="float" office:value="277" calcext:value-type="float">
            <text:p>277</text:p>
          </table:table-cell>
          <table:table-cell table:formula="of:=[.B29]-[.B28]" office:value-type="float" office:value="94" calcext:value-type="float">
            <text:p>94</text:p>
          </table:table-cell>
          <table:table-cell table:formula="of:=[.C29]-[.C28]" office:value-type="float" office:value="6" calcext:value-type="float">
            <text:p>6</text:p>
          </table:table-cell>
          <table:table-cell table:formula="of:=[.D29]-[.D2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84" calcext:value-type="float">
            <text:p>4084</text:p>
          </table:table-cell>
          <table:table-cell office:value-type="float" office:value="333" calcext:value-type="float">
            <text:p>333</text:p>
          </table:table-cell>
          <table:table-cell office:value-type="float" office:value="284" calcext:value-type="float">
            <text:p>284</text:p>
          </table:table-cell>
          <table:table-cell table:formula="of:=[.B30]-[.B29]" office:value-type="float" office:value="94" calcext:value-type="float">
            <text:p>94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8" calcext:value-type="float">
            <text:p>4178</text:p>
          </table:table-cell>
          <table:table-cell office:value-type="float" office:value="339" calcext:value-type="float">
            <text:p>339</text:p>
          </table:table-cell>
          <table:table-cell office:value-type="float" office:value="290" calcext:value-type="float">
            <text:p>290</text:p>
          </table:table-cell>
          <table:table-cell table:formula="of:=[.B31]-[.B30]" office:value-type="float" office:value="94" calcext:value-type="float">
            <text:p>94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72" calcext:value-type="float">
            <text:p>4272</text:p>
          </table:table-cell>
          <table:table-cell office:value-type="float" office:value="345" calcext:value-type="float">
            <text:p>345</text:p>
          </table:table-cell>
          <table:table-cell office:value-type="float" office:value="297" calcext:value-type="float">
            <text:p>297</text:p>
          </table:table-cell>
          <table:table-cell table:formula="of:=[.B32]-[.B31]" office:value-type="float" office:value="94" calcext:value-type="float">
            <text:p>94</text:p>
          </table:table-cell>
          <table:table-cell table:formula="of:=[.C32]-[.C31]" office:value-type="float" office:value="6" calcext:value-type="float">
            <text:p>6</text:p>
          </table:table-cell>
          <table:table-cell table:formula="of:=[.D32]-[.D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66" calcext:value-type="float">
            <text:p>4366</text:p>
          </table:table-cell>
          <table:table-cell office:value-type="float" office:value="351" calcext:value-type="float">
            <text:p>351</text:p>
          </table:table-cell>
          <table:table-cell office:value-type="float" office:value="304" calcext:value-type="float">
            <text:p>304</text:p>
          </table:table-cell>
          <table:table-cell table:formula="of:=[.B33]-[.B32]" office:value-type="float" office:value="94" calcext:value-type="float">
            <text:p>94</text:p>
          </table:table-cell>
          <table:table-cell table:formula="of:=[.C33]-[.C32]" office:value-type="float" office:value="6" calcext:value-type="float">
            <text:p>6</text:p>
          </table:table-cell>
          <table:table-cell table:formula="of:=[.D33]-[.D3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41" calcext:value-type="float">
            <text:p>4841</text:p>
          </table:table-cell>
          <table:table-cell office:value-type="float" office:value="388" calcext:value-type="float">
            <text:p>388</text:p>
          </table:table-cell>
          <table:table-cell office:value-type="float" office:value="337" calcext:value-type="float">
            <text:p>337</text:p>
          </table:table-cell>
          <table:table-cell table:formula="of:=[.B34]-[.B33]" office:value-type="float" office:value="475" calcext:value-type="float">
            <text:p>475</text:p>
          </table:table-cell>
          <table:table-cell table:formula="of:=[.C34]-[.C33]" office:value-type="float" office:value="37" calcext:value-type="float">
            <text:p>37</text:p>
          </table:table-cell>
          <table:table-cell table:formula="of:=[.D34]-[.D33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table:formula="of:=[.B35]-[.B34]" office:value-type="float" office:value="-4841" calcext:value-type="float">
            <text:p>-4841</text:p>
          </table:table-cell>
          <table:table-cell table:formula="of:=[.C35]-[.C34]" office:value-type="float" office:value="-388" calcext:value-type="float">
            <text:p>-388</text:p>
          </table:table-cell>
          <table:table-cell table:formula="of:=[.D35]-[.D34]" office:value-type="float" office:value="-337" calcext:value-type="float">
            <text:p>-33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formula="of:=[.B36]-[.B35]" office:value-type="float" office:value="0" calcext:value-type="float">
            <text:p>0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[.D36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table:formula="of:=[.B37]-[.B36]" office:value-type="float" office:value="0" calcext:value-type="float">
            <text:p>0</text:p>
          </table:table-cell>
          <table:table-cell table:formula="of:=[.C37]-[.C36]" office:value-type="float" office:value="0" calcext:value-type="float">
            <text:p>0</text:p>
          </table:table-cell>
          <table:table-cell table:formula="of:=[.D37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table:formula="of:=[.B38]-[.B37]" office:value-type="float" office:value="0" calcext:value-type="float">
            <text:p>0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[.D38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table:formula="of:=[.B39]-[.B38]" office:value-type="float" office:value="0" calcext:value-type="float">
            <text:p>0</text:p>
          </table:table-cell>
          <table:table-cell table:formula="of:=[.C39]-[.C38]" office:value-type="float" office:value="0" calcext:value-type="float">
            <text:p>0</text:p>
          </table:table-cell>
          <table:table-cell table:formula="of:=[.D39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table:formula="of:=[.B40]-[.B39]" office:value-type="float" office:value="0" calcext:value-type="float">
            <text:p>0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[.D40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table:formula="of:=[.B41]-[.B40]" office:value-type="float" office:value="0" calcext:value-type="float">
            <text:p>0</text:p>
          </table:table-cell>
          <table:table-cell table:formula="of:=[.C41]-[.C40]" office:value-type="float" office:value="0" calcext:value-type="float">
            <text:p>0</text:p>
          </table:table-cell>
          <table:table-cell table:formula="of:=[.D41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table:formula="of:=[.B42]-[.B41]" office:value-type="float" office:value="0" calcext:value-type="float">
            <text:p>0</text:p>
          </table:table-cell>
          <table:table-cell table:formula="of:=[.C42]-[.C41]" office:value-type="float" office:value="0" calcext:value-type="float">
            <text:p>0</text:p>
          </table:table-cell>
          <table:table-cell table:formula="of:=[.D42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table:formula="of:=[.B43]-[.B42]" office:value-type="float" office:value="0" calcext:value-type="float">
            <text:p>0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[.D43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4]-[.B43]" office:value-type="float" office:value="0" calcext:value-type="float">
            <text:p>0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[.D44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5]-[.B44]" office:value-type="float" office:value="0" calcext:value-type="float">
            <text:p>0</text:p>
          </table:table-cell>
          <table:table-cell table:formula="of:=[.C45]-[.C44]" office:value-type="float" office:value="0" calcext:value-type="float">
            <text:p>0</text:p>
          </table:table-cell>
          <table:table-cell table:formula="of:=[.D45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table:formula="of:=[.B46]-[.B45]" office:value-type="float" office:value="0" calcext:value-type="float">
            <text:p>0</text:p>
          </table:table-cell>
          <table:table-cell table:formula="of:=[.C46]-[.C45]" office:value-type="float" office:value="0" calcext:value-type="float">
            <text:p>0</text:p>
          </table:table-cell>
          <table:table-cell table:formula="of:=[.D46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table:formula="of:=[.B47]-[.B46]" office:value-type="float" office:value="0" calcext:value-type="float">
            <text:p>0</text:p>
          </table:table-cell>
          <table:table-cell table:formula="of:=[.C47]-[.C46]" office:value-type="float" office:value="0" calcext:value-type="float">
            <text:p>0</text:p>
          </table:table-cell>
          <table:table-cell table:formula="of:=[.D47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table:formula="of:=[.B48]-[.B47]" office:value-type="float" office:value="0" calcext:value-type="float">
            <text:p>0</text:p>
          </table:table-cell>
          <table:table-cell table:formula="of:=[.C48]-[.C47]" office:value-type="float" office:value="0" calcext:value-type="float">
            <text:p>0</text:p>
          </table:table-cell>
          <table:table-cell table:formula="of:=[.D48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table:formula="of:=[.B49]-[.B48]" office:value-type="float" office:value="0" calcext:value-type="float">
            <text:p>0</text:p>
          </table:table-cell>
          <table:table-cell table:formula="of:=[.C49]-[.C48]" office:value-type="float" office:value="0" calcext:value-type="float">
            <text:p>0</text:p>
          </table:table-cell>
          <table:table-cell table:formula="of:=[.D49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table:formula="of:=[.B50]-[.B49]" office:value-type="float" office:value="0" calcext:value-type="float">
            <text:p>0</text:p>
          </table:table-cell>
          <table:table-cell table:formula="of:=[.C50]-[.C49]" office:value-type="float" office:value="0" calcext:value-type="float">
            <text:p>0</text:p>
          </table:table-cell>
          <table:table-cell table:formula="of:=[.D50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table:formula="of:=[.B51]-[.B50]" office:value-type="float" office:value="0" calcext:value-type="float">
            <text:p>0</text:p>
          </table:table-cell>
          <table:table-cell table:formula="of:=[.C51]-[.C50]" office:value-type="float" office:value="0" calcext:value-type="float">
            <text:p>0</text:p>
          </table:table-cell>
          <table:table-cell table:formula="of:=[.D51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table:formula="of:=[.B52]-[.B51]" office:value-type="float" office:value="0" calcext:value-type="float">
            <text:p>0</text:p>
          </table:table-cell>
          <table:table-cell table:formula="of:=[.C52]-[.C51]" office:value-type="float" office:value="0" calcext:value-type="float">
            <text:p>0</text:p>
          </table:table-cell>
          <table:table-cell table:formula="of:=[.D52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table:formula="of:=[.B53]-[.B52]" office:value-type="float" office:value="0" calcext:value-type="float">
            <text:p>0</text:p>
          </table:table-cell>
          <table:table-cell table:formula="of:=[.C53]-[.C52]" office:value-type="float" office:value="0" calcext:value-type="float">
            <text:p>0</text:p>
          </table:table-cell>
          <table:table-cell table:formula="of:=[.D53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table:formula="of:=[.B54]-[.B53]" office:value-type="float" office:value="0" calcext:value-type="float">
            <text:p>0</text:p>
          </table:table-cell>
          <table:table-cell table:formula="of:=[.C54]-[.C53]" office:value-type="float" office:value="0" calcext:value-type="float">
            <text:p>0</text:p>
          </table:table-cell>
          <table:table-cell table:formula="of:=[.D54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5]-[.B54]" office:value-type="float" office:value="0" calcext:value-type="float">
            <text:p>0</text:p>
          </table:table-cell>
          <table:table-cell table:formula="of:=[.C55]-[.C54]" office:value-type="float" office:value="0" calcext:value-type="float">
            <text:p>0</text:p>
          </table:table-cell>
          <table:table-cell table:formula="of:=[.D55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6]-[.B55]" office:value-type="float" office:value="0" calcext:value-type="float">
            <text:p>0</text:p>
          </table:table-cell>
          <table:table-cell table:formula="of:=[.C56]-[.C55]" office:value-type="float" office:value="0" calcext:value-type="float">
            <text:p>0</text:p>
          </table:table-cell>
          <table:table-cell table:formula="of:=[.D56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table:formula="of:=[.B57]-[.B56]" office:value-type="float" office:value="0" calcext:value-type="float">
            <text:p>0</text:p>
          </table:table-cell>
          <table:table-cell table:formula="of:=[.C57]-[.C56]" office:value-type="float" office:value="0" calcext:value-type="float">
            <text:p>0</text:p>
          </table:table-cell>
          <table:table-cell table:formula="of:=[.D57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table:formula="of:=[.B58]-[.B57]" office:value-type="float" office:value="0" calcext:value-type="float">
            <text:p>0</text:p>
          </table:table-cell>
          <table:table-cell table:formula="of:=[.C58]-[.C57]" office:value-type="float" office:value="0" calcext:value-type="float">
            <text:p>0</text:p>
          </table:table-cell>
          <table:table-cell table:formula="of:=[.D58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table:formula="of:=[.B59]-[.B58]" office:value-type="float" office:value="0" calcext:value-type="float">
            <text:p>0</text:p>
          </table:table-cell>
          <table:table-cell table:formula="of:=[.C59]-[.C58]" office:value-type="float" office:value="0" calcext:value-type="float">
            <text:p>0</text:p>
          </table:table-cell>
          <table:table-cell table:formula="of:=[.D59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table:formula="of:=[.B60]-[.B59]" office:value-type="float" office:value="0" calcext:value-type="float">
            <text:p>0</text:p>
          </table:table-cell>
          <table:table-cell table:formula="of:=[.C60]-[.C59]" office:value-type="float" office:value="0" calcext:value-type="float">
            <text:p>0</text:p>
          </table:table-cell>
          <table:table-cell table:formula="of:=[.D60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table:formula="of:=[.B61]-[.B60]" office:value-type="float" office:value="0" calcext:value-type="float">
            <text:p>0</text:p>
          </table:table-cell>
          <table:table-cell table:formula="of:=[.C61]-[.C60]" office:value-type="float" office:value="0" calcext:value-type="float">
            <text:p>0</text:p>
          </table:table-cell>
          <table:table-cell table:formula="of:=[.D61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table:formula="of:=[.B62]-[.B61]" office:value-type="float" office:value="0" calcext:value-type="float">
            <text:p>0</text:p>
          </table:table-cell>
          <table:table-cell table:formula="of:=[.C62]-[.C61]" office:value-type="float" office:value="0" calcext:value-type="float">
            <text:p>0</text:p>
          </table:table-cell>
          <table:table-cell table:formula="of:=[.D62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table:formula="of:=[.B63]-[.B62]" office:value-type="float" office:value="0" calcext:value-type="float">
            <text:p>0</text:p>
          </table:table-cell>
          <table:table-cell table:formula="of:=[.C63]-[.C62]" office:value-type="float" office:value="0" calcext:value-type="float">
            <text:p>0</text:p>
          </table:table-cell>
          <table:table-cell table:formula="of:=[.D63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table:formula="of:=[.B64]-[.B63]" office:value-type="float" office:value="0" calcext:value-type="float">
            <text:p>0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table:formula="of:=[.B65]-[.B64]" office:value-type="float" office:value="0" calcext:value-type="float">
            <text:p>0</text:p>
          </table:table-cell>
          <table:table-cell table:formula="of:=[.C65]-[.C64]" office:value-type="float" office:value="0" calcext:value-type="float">
            <text:p>0</text:p>
          </table:table-cell>
          <table:table-cell table:formula="of:=[.D65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table:formula="of:=[.B66]-[.B65]" office:value-type="float" office:value="0" calcext:value-type="float">
            <text:p>0</text:p>
          </table:table-cell>
          <table:table-cell table:formula="of:=[.C66]-[.C65]" office:value-type="float" office:value="0" calcext:value-type="float">
            <text:p>0</text:p>
          </table:table-cell>
          <table:table-cell table:formula="of:=[.D66]-[.D65]" office:value-type="float" office:value="0" calcext:value-type="float">
            <text:p>0</text:p>
          </table:table-cell>
          <table:table-cell table:number-columns-repeated="7"/>
        </table:table-row>
      </table:table>
      <table:table table:name="w-Engines" table:style-name="ta1"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text:p>id</text:p>
          </table:table-cell>
          <table:table-cell table:content-validation-name="val1" office:value-type="string" calcext:value-type="string">
            <text:p>class</text:p>
          </table:table-cell>
          <table:table-cell table:content-validation-name="val1" office:value-type="string" calcext:value-type="string">
            <text:p>rank</text:p>
          </table:table-cell>
          <table:table-cell table:content-validation-name="val1" office:value-type="string" calcext:value-type="string">
            <text:p>name</text:p>
          </table:table-cell>
          <table:table-cell table:content-validation-name="val1" office:value-type="string" calcext:value-type="string">
            <text:p>name-j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atkMax</text:p>
          </table:table-cell>
          <table:table-cell table:content-validation-name="val1" office:value-type="string" calcext:value-type="string">
            <text:p>advSt</text:p>
          </table:table-cell>
          <table:table-cell table:content-validation-name="val1" office:value-type="string" calcext:value-type="string">
            <text:p>advVal</text:p>
          </table:table-cell>
          <table:table-cell table:content-validation-name="val1" office:value-type="string" calcext:value-type="string">
            <text:p>passive-buff</text:p>
          </table:table-cell>
          <table:table-cell table:content-validation-name="val1" office:value-type="string" calcext:value-type="string">
            <text:p>i1-value</text:p>
          </table:table-cell>
          <table:table-cell table:content-validation-name="val1" office:value-type="string" calcext:value-type="string">
            <text:p>i5-value</text:p>
          </table:table-cell>
          <table:table-cell table:content-validation-name="val1"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Deep Sea Visitor</text:p>
          </table:table-cell>
          <table:table-cell office:value-type="string" calcext:value-type="string">
            <text:p>ディープシー・ビジタ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artstring Nocturne</text:p>
          </table:table-cell>
          <table:table-cell office:value-type="string" calcext:value-type="string">
            <text:p>心弦のノクターン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Riot Suppressor Mark VI</text:p>
          </table:table-cell>
          <table:table-cell office:value-type="string" calcext:value-type="string">
            <text:p>サプレッサーⅣ型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6.4" calcext:value-type="float">
            <text:p>26.4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teel Cushion</text:p>
          </table:table-cell>
          <table:table-cell office:value-type="string" calcext:value-type="string">
            <text:p>鋼の肉球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phy</text:p>
          </table:table-cell>
          <table:table-cell table:content-validation-name="val1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Brimstone</text:p>
          </table:table-cell>
          <table:table-cell office:value-type="string" calcext:value-type="string">
            <text:p>ブリムストーン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Zanshin Herb Case</text:p>
          </table:table-cell>
          <table:table-cell office:value-type="string" calcext:value-type="string">
            <text:p>残心の青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Cannon Rotor</text:p>
          </table:table-cell>
          <table:table-cell office:value-type="string" calcext:value-type="string">
            <text:p>キャノンローラ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7.5" calcext:value-type="float">
            <text:p>7.5</text:p>
          </table:table-cell>
          <table:table-cell office:value-type="float" office:value="10.8" calcext:value-type="float">
            <text:p>10.8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rill Rig - Red Axis</text:p>
          </table:table-cell>
          <table:table-cell office:value-type="string" calcext:value-type="string">
            <text:p>ドリルリグ‐レッドシャフ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Housekeeper</text:p>
          </table:table-cell>
          <table:table-cell office:value-type="string" calcext:value-type="string">
            <text:p>ハウスキーパ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Marcato Desire</text:p>
          </table:table-cell>
          <table:table-cell office:value-type="string" calcext:value-type="string">
            <text:p>強音デザイ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/>
          <table:table-cell office:value-type="string" calcext:value-type="string">
            <text:p>金メッキの花信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6" calcext:value-type="float">
            <text:p>6</text:p>
          </table:table-cell>
          <table:table-cell office:value-type="float" office:value="9.6" calcext:value-type="float">
            <text:p>9.6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</text:p>
          </table:table-cell>
          <table:table-cell office:value-type="string" calcext:value-type="string">
            <text:p>スターライトエンジン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 Replica</text:p>
          </table:table-cell>
          <table:table-cell office:value-type="string" calcext:value-type="string">
            <text:p>なんちゃってスターライトエンジン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reet Superstar</text:p>
          </table:table-cell>
          <table:table-cell office:value-type="string" calcext:value-type="string">
            <text:p>ストリートス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Decresent</text:p>
          </table:table-cell>
          <table:table-cell office:value-type="string" calcext:value-type="string">
            <text:p>「月相」‐晦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Noviluna</text:p>
          </table:table-cell>
          <table:table-cell office:value-type="string" calcext:value-type="string">
            <text:p>「月相」‐朔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Pleniluna</text:p>
          </table:table-cell>
          <table:table-cell office:value-type="string" calcext:value-type="string">
            <text:p>「月相」‐望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lamemaker Shaker</text:p>
          </table:table-cell>
          <table:table-cell office:value-type="string" calcext:value-type="string">
            <text:p>バーニング・シェイカ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usion Compiler</text:p>
          </table:table-cell>
          <table:table-cell office:value-type="string" calcext:value-type="string">
            <text:p>複合コンパイラ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ailstorm Shrine</text:p>
          </table:table-cell>
          <table:table-cell office:value-type="string" calcext:value-type="string">
            <text:p>あられ落つ星殿</text:p>
          </table:table-cell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harpened Stinger</text:p>
          </table:table-cell>
          <table:table-cell office:value-type="string" calcext:value-type="string">
            <text:p>磨き抜かれた切っ先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90" calcext:value-type="float">
            <text:p>9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imeweaver</text:p>
          </table:table-cell>
          <table:table-cell office:value-type="string" calcext:value-type="string">
            <text:p>刻流の賢者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Electro-Lip Gloss</text:p>
          </table:table-cell>
          <table:table-cell office:value-type="string" calcext:value-type="string">
            <text:p>電撃リップグロス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ainforest Gourmet</text:p>
          </table:table-cell>
          <table:table-cell office:value-type="string" calcext:value-type="string">
            <text:p>密林の食いしん坊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oaring Ride</text:p>
          </table:table-cell>
          <table:table-cell office:value-type="string" calcext:value-type="string">
            <text:p>グロウル・マイ・カ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Weeping Gemini</text:p>
          </table:table-cell>
          <table:table-cell office:value-type="string" calcext:value-type="string">
            <text:p>双生の涙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Alpha</text:p>
          </table:table-cell>
          <table:table-cell office:value-type="string" calcext:value-type="string">
            <text:p>「磁気嵐」‐壱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Bravo</text:p>
          </table:table-cell>
          <table:table-cell office:value-type="string" calcext:value-type="string">
            <text:p>「磁気嵐」‐弐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68" calcext:value-type="float">
            <text:p>6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Charlie</text:p>
          </table:table-cell>
          <table:table-cell office:value-type="string" calcext:value-type="string">
            <text:p>「磁気嵐」‐参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Blazing Laurel</text:p>
          </table:table-cell>
          <table:table-cell office:value-type="string" calcext:value-type="string">
            <text:p>炎心の桂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lfire Gears</text:p>
          </table:table-cell>
          <table:table-cell office:value-type="string" calcext:value-type="string">
            <text:p>燃獄ギア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Ice-Jade Teapot</text:p>
          </table:table-cell>
          <table:table-cell office:value-type="string" calcext:value-type="string">
            <text:p>玉壺青氷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Restrained</text:p>
          </table:table-cell>
          <table:table-cell office:value-type="string" calcext:value-type="string">
            <text:p>束縛されし者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emara Battery Mark II</text:p>
          </table:table-cell>
          <table:table-cell office:value-type="string" calcext:value-type="string">
            <text:p>デマラ式電池Ⅱ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 office:value-type="string" calcext:value-type="string">
            <text:p>bonus-ele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recious Fossilized Core</text:p>
          </table:table-cell>
          <table:table-cell office:value-type="string" calcext:value-type="string">
            <text:p>貴重な化石コ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ix Shooter</text:p>
          </table:table-cell>
          <table:table-cell office:value-type="string" calcext:value-type="string">
            <text:p>シックスシュー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eam Oven</text:p>
          </table:table-cell>
          <table:table-cell office:value-type="string" calcext:value-type="string">
            <text:p>まな板の鯉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Arrow</text:p>
          </table:table-cell>
          <table:table-cell office:value-type="string" calcext:value-type="string">
            <text:p>「激流」‐矢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2" calcext:value-type="float">
            <text:p>1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Hatchet</text:p>
          </table:table-cell>
          <table:table-cell office:value-type="string" calcext:value-type="string">
            <text:p>「激流」‐斧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Revolver</text:p>
          </table:table-cell>
          <table:table-cell office:value-type="string" calcext:value-type="string">
            <text:p>「激流」‐銃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usks of Fury</text:p>
          </table:table-cell>
          <table:table-cell office:value-type="string" calcext:value-type="string">
            <text:p>猛進するキバ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ig Cylinder</text:p>
          </table:table-cell>
          <table:table-cell office:value-type="string" calcext:value-type="string">
            <text:p>ビガー・シリンダ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unny Band</text:p>
          </table:table-cell>
          <table:table-cell office:value-type="string" calcext:value-type="string">
            <text:p>ラビットチャージャ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office:value-type="float" office:value="11.6" calcext:value-type="float">
            <text:p>11.6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Original Transmorpher</text:p>
          </table:table-cell>
          <table:table-cell office:value-type="string" calcext:value-type="string">
            <text:p>正式版変身装置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eacekeeper ‐ Specialized</text:p>
          </table:table-cell>
          <table:table-cell office:value-type="string" calcext:value-type="string">
            <text:p>秩序の守り手・特化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pring Embrace</text:p>
          </table:table-cell>
          <table:table-cell office:value-type="string" calcext:value-type="string">
            <text:p>ホットスプリング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Base</text:p>
          </table:table-cell>
          <table:table-cell office:value-type="string" calcext:value-type="string">
            <text:p>「恒等式」‐本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Inflection</text:p>
          </table:table-cell>
          <table:table-cell office:value-type="string" calcext:value-type="string">
            <text:p>「恒等式」‐変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Elegant Vanity</text:p>
          </table:table-cell>
          <table:table-cell office:value-type="string" calcext:value-type="string">
            <text:p>優美のヴァニティ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Weeping Cradle</text:p>
          </table:table-cell>
          <table:table-cell office:value-type="string" calcext:value-type="string">
            <text:p>啜り泣くゆりかご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4" calcext:value-type="float">
            <text:p>24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ashful Demon</text:p>
          </table:table-cell>
          <table:table-cell office:value-type="string" calcext:value-type="string">
            <text:p>恥じらう悪面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office:value-type="float" office:value="51" calcext:value-type="float">
            <text:p>51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Kaboom the Cannon</text:p>
          </table:table-cell>
          <table:table-cell office:value-type="string" calcext:value-type="string">
            <text:p>喧嘩腰のボンバルダム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lice of Time</text:p>
          </table:table-cell>
          <table:table-cell office:value-type="string" calcext:value-type="string">
            <text:p>歳月の薄片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The Vault</text:p>
          </table:table-cell>
          <table:table-cell office:value-type="string" calcext:value-type="string">
            <text:p>ザ・ボール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Unfettered Game Ball</text:p>
          </table:table-cell>
          <table:table-cell office:value-type="string" calcext:value-type="string">
            <text:p>ゲームボール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</text:p>
          </table:table-cell>
          <table:table-cell office:value-type="string" calcext:value-type="string">
            <text:p>「残響」‐Ⅰ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</text:p>
          </table:table-cell>
          <table:table-cell office:value-type="string" calcext:value-type="string">
            <text:p>「残響」‐Ⅱ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I</text:p>
          </table:table-cell>
          <table:table-cell office:value-type="string" calcext:value-type="string">
            <text:p>「残響」‐Ⅲ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 table:number-rows-repeated="1048516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/>
          <table:table-cell table:number-columns-repeated="1010"/>
        </table:table-row>
      </table:table>
      <table:table table:name="disc-driver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oodpecker Electro</text:p>
          </table:table-cell>
          <table:table-cell office:value-type="string" calcext:value-type="string">
            <text:p>ウッドペッカー・エレクトロ</text:p>
          </table:table-cell>
          <table:table-cell office:value-type="string" calcext:value-type="string">
            <text:p>crit-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under Metal</text:p>
          </table:table-cell>
          <table:table-cell office:value-type="string" calcext:value-type="string">
            <text:p>霹靂のヘヴィメタル</text:p>
          </table:table-cell>
          <table:table-cell office:value-type="string" calcext:value-type="string">
            <text:p>bonus-e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ing Jazz</text:p>
          </table:table-cell>
          <table:table-cell office:value-type="string" calcext:value-type="string">
            <text:p>スイング・ジャズ</text:p>
          </table:table-cell>
          <table:table-cell office:value-type="string" calcext:value-type="string">
            <text:p>en-re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l Rock</text:p>
          </table:table-cell>
          <table:table-cell office:value-type="string" calcext:value-type="string">
            <text:p>ソウル・ロック</text:p>
          </table:table-cell>
          <table:table-cell office:value-type="string" calcext:value-type="string">
            <text:p>def-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ckstar Disco</text:p>
          </table:table-cell>
          <table:table-cell office:value-type="string" calcext:value-type="string">
            <text:p>ショックスター・ディスコ</text:p>
          </table:table-cell>
          <table:table-cell office:value-type="string" calcext:value-type="string">
            <text:p>imp-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ffer Electro</text:p>
          </table:table-cell>
          <table:table-cell office:value-type="string" calcext:value-type="string">
            <text:p>パファー・エレクトロ</text:p>
          </table:table-cell>
          <table:table-cell office:value-type="string" calcext:value-type="string">
            <text:p>pen-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to Punk</text:p>
          </table:table-cell>
          <table:table-cell office:value-type="string" calcext:value-type="string">
            <text:p>プロト・パンク</text:p>
          </table:table-cell>
          <table:table-cell office:value-type="string" calcext:value-type="string">
            <text:p>shiel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ar Metal</text:p>
          </table:table-cell>
          <table:table-cell office:value-type="string" calcext:value-type="string">
            <text:p>極地のヘヴィメタル</text:p>
          </table:table-cell>
          <table:table-cell office:value-type="string" calcext:value-type="string">
            <text:p>bonus-ic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ferno Metal</text:p>
          </table:table-cell>
          <table:table-cell office:value-type="string" calcext:value-type="string">
            <text:p>炎獄のヘヴィメタル</text:p>
          </table:table-cell>
          <table:table-cell office:value-type="string" calcext:value-type="string">
            <text:p>bonus-fi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rmone Punk</text:p>
          </table:table-cell>
          <table:table-cell office:value-type="string" calcext:value-type="string">
            <text:p>ホルモン・パンク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eedom Blues</text:p>
          </table:table-cell>
          <table:table-cell office:value-type="string" calcext:value-type="string">
            <text:p>フリーダム・ブルース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nged Metal</text:p>
          </table:table-cell>
          <table:table-cell office:value-type="string" calcext:value-type="string">
            <text:p>獣牙のヘヴィメタル</text:p>
          </table:table-cell>
          <table:table-cell office:value-type="string" calcext:value-type="string">
            <text:p>bonus-ph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otic Metal</text:p>
          </table:table-cell>
          <table:table-cell office:value-type="string" calcext:value-type="string">
            <text:p>混沌のヘヴィメタル</text:p>
          </table:table-cell>
          <table:table-cell office:value-type="string" calcext:value-type="string">
            <text:p>bonus-et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aos Jazz</text:p>
          </table:table-cell>
          <table:table-cell office:value-type="string" calcext:value-type="string">
            <text:p>ケイオス・ジャズ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anch &amp; Blade Song</text:p>
          </table:table-cell>
          <table:table-cell office:value-type="string" calcext:value-type="string">
            <text:p>折枝の刀歌</text:p>
          </table:table-cell>
          <table:table-cell office:value-type="string" calcext:value-type="string">
            <text:p>crit-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stral Voice</text:p>
          </table:table-cell>
          <table:table-cell office:value-type="string" calcext:value-type="string">
            <text:p>静寂のアストラ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defin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-name</text:p>
          </table:table-cell>
          <table:table-cell office:value-type="string" calcext:value-type="string">
            <text:p>class-name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hp-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p-v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tk-p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tk-v</text:p>
          </table:table-cell>
          <table:table-cell office:value-type="string" calcext:value-type="string">
            <text:p>Defense</text:p>
          </table:table-cell>
          <table:table-cell/>
        </table:table-row>
        <table:table-row table:style-name="ro1">
          <table:table-cell office:value-type="string" calcext:value-type="string">
            <text:p>def-p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def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-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ＭＳ Ｐゴシック" style:font-family-asian="'ＭＳ Ｐゴシック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2">
      <number:number number:decimal-places="1" number:min-decimal-places="1" number:min-integer-digits="1"/>
      <number:text>%</number:text>
    </number:percentage-style>
    <number:number-style style:name="N113">
      <number:number number:decimal-places="1" number:min-decimal-places="1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" number:min-decimal-places="1" number:min-integer-digits="1" number:grouping="true"/>
    </number:number-style>
    <number:percentage-style style:name="N117">
      <number:number number:decimal-places="3" number:min-decimal-places="3" number:min-integer-digits="1"/>
      <number:text>%</number:text>
    </number:percentage-style>
    <number:number-style style:name="N118">
      <number:number number:decimal-places="3" number:min-decimal-places="3" number:min-integer-digits="1" number:grouping="true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00/00/00</text:date>, <text:time style:data-style-name="N2" text:time-value="14:58:22.7616418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09T18:36:48.882000000</meta:creation-date>
    <dc:date>2025-02-24T18:05:56.181124800</dc:date>
    <meta:editing-duration>P1DT3H19M9S</meta:editing-duration>
    <meta:editing-cycles>20</meta:editing-cycles>
    <meta:generator>LibreOffice/25.2.0.3$Windows_X86_64 LibreOffice_project/e1cf4a87eb02d755bce1a01209907ea5ddc8f069</meta:generator>
    <meta:document-statistic meta:table-count="7" meta:cell-count="2647" meta:object-count="0"/>
  </office:meta>
</office:document-meta>
</file>